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rafik 5" table:style-name="ta1" table:print="false">
        <table:shapes>
          <draw:frame draw:z-index="0" draw:style-name="gr1" draw:text-style-name="P1" svg:width="453.46pt" svg:height="254.69pt" svg:x="77.41pt" svg:y="793.47pt">
            <loext:p draw:notify-on-update-of-ranges="'Grafik 5'.A60:'Grafik 5'.DD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6" table:default-cell-style-name="Default"/>
        <table:table-row table:style-name="ro1">
          <table:table-cell table:style-name="ce1"/>
          <table:table-cell table:style-name="ce2" table:number-columns-repeated="2"/>
          <table:table-cell table:number-columns-repeated="10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14" calcext:value-type="float">
            <text:p>214</text:p>
          </table:table-cell>
          <table:table-cell office:value-type="float" office:value="13589" calcext:value-type="float">
            <text:p>1358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3268" calcext:value-type="float">
            <text:p>1326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1666" calcext:value-type="float">
            <text:p>1166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1789" calcext:value-type="float">
            <text:p>1178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0727" calcext:value-type="float">
            <text:p>107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3489" calcext:value-type="float">
            <text:p>13489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13833" calcext:value-type="float">
            <text:p>13833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862" calcext:value-type="float">
            <text:p>14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492" calcext:value-type="float">
            <text:p>10492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6" calcext:value-type="float">
            <text:p>146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171" calcext:value-type="float">
            <text:p>10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697" calcext:value-type="float">
            <text:p>1169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5069" calcext:value-type="float">
            <text:p>15069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0765" calcext:value-type="float">
            <text:p>10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715" calcext:value-type="float">
            <text:p>8715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532" calcext:value-type="float">
            <text:p>145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524" calcext:value-type="float">
            <text:p>11524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1" calcext:value-type="float">
            <text:p>101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11949" calcext:value-type="float">
            <text:p>11949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3405" calcext:value-type="float">
            <text:p>1340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4823" calcext:value-type="float">
            <text:p>14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2116" calcext:value-type="float">
            <text:p>12116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469" calcext:value-type="float">
            <text:p>1046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office:value-type="float" office:value="12797" calcext:value-type="float">
            <text:p>1279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065" calcext:value-type="float">
            <text:p>130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13021" calcext:value-type="float">
            <text:p>1302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757" calcext:value-type="float">
            <text:p>11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1622" calcext:value-type="float">
            <text:p>1162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924" calcext:value-type="float">
            <text:p>892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8633" calcext:value-type="float">
            <text:p>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231" calcext:value-type="float">
            <text:p>923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929" calcext:value-type="float">
            <text:p>89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576" calcext:value-type="float">
            <text:p>10576</text:p>
          </table:table-cell>
        </table:table-row>
        <table:table-row table:style-name="ro1">
          <table:table-cell table:number-columns-repeated="109"/>
        </table:table-row>
        <table:table-row table:style-name="ro1">
          <table:table-cell table:formula="of:=AVERAGE([.A2:.A58])" office:value-type="float" office:value="0.087719298245614" calcext:value-type="float">
            <text:p>0.09</text:p>
          </table:table-cell>
          <table:table-cell table:formula="of:=AVERAGE([.B2:.B58])" office:value-type="float" office:value="0.0701754385964912" calcext:value-type="float">
            <text:p>0.07</text:p>
          </table:table-cell>
          <table:table-cell table:formula="of:=AVERAGE([.C2:.C58])" office:value-type="float" office:value="0.0526315789473684" calcext:value-type="float">
            <text:p>0.05</text:p>
          </table:table-cell>
          <table:table-cell table:formula="of:=AVERAGE([.D2:.D58])" office:value-type="float" office:value="0.0701754385964912" calcext:value-type="float">
            <text:p>0.07</text:p>
          </table:table-cell>
          <table:table-cell table:formula="of:=AVERAGE([.E2:.E58])" office:value-type="float" office:value="0.105263157894737" calcext:value-type="float">
            <text:p>0.11</text:p>
          </table:table-cell>
          <table:table-cell table:formula="of:=AVERAGE([.F2:.F58])" office:value-type="float" office:value="0.192982456140351" calcext:value-type="float">
            <text:p>0.19</text:p>
          </table:table-cell>
          <table:table-cell table:formula="of:=AVERAGE([.G2:.G58])" office:value-type="float" office:value="0.0350877192982456" calcext:value-type="float">
            <text:p>0.04</text:p>
          </table:table-cell>
          <table:table-cell table:formula="of:=AVERAGE([.H2:.H58])" office:value-type="float" office:value="0.140350877192982" calcext:value-type="float">
            <text:p>0.14</text:p>
          </table:table-cell>
          <table:table-cell table:formula="of:=AVERAGE([.I2:.I58])" office:value-type="float" office:value="0.0350877192982456" calcext:value-type="float">
            <text:p>0.04</text:p>
          </table:table-cell>
          <table:table-cell table:formula="of:=AVERAGE([.J2:.J58])" office:value-type="float" office:value="0.140350877192982" calcext:value-type="float">
            <text:p>0.14</text:p>
          </table:table-cell>
          <table:table-cell table:formula="of:=AVERAGE([.K2:.K58])" office:value-type="float" office:value="0.0526315789473684" calcext:value-type="float">
            <text:p>0.05</text:p>
          </table:table-cell>
          <table:table-cell table:formula="of:=AVERAGE([.L2:.L58])" office:value-type="float" office:value="0.157894736842105" calcext:value-type="float">
            <text:p>0.16</text:p>
          </table:table-cell>
          <table:table-cell table:formula="of:=AVERAGE([.M2:.M58])" office:value-type="float" office:value="0.0350877192982456" calcext:value-type="float">
            <text:p>0.04</text:p>
          </table:table-cell>
          <table:table-cell table:formula="of:=AVERAGE([.N2:.N58])" office:value-type="float" office:value="0.140350877192982" calcext:value-type="float">
            <text:p>0.14</text:p>
          </table:table-cell>
          <table:table-cell table:formula="of:=AVERAGE([.O2:.O58])" office:value-type="float" office:value="0.087719298245614" calcext:value-type="float">
            <text:p>0.09</text:p>
          </table:table-cell>
          <table:table-cell table:formula="of:=AVERAGE([.P2:.P58])" office:value-type="float" office:value="0.0701754385964912" calcext:value-type="float">
            <text:p>0.07</text:p>
          </table:table-cell>
          <table:table-cell table:formula="of:=AVERAGE([.Q2:.Q58])" office:value-type="float" office:value="0.157894736842105" calcext:value-type="float">
            <text:p>0.16</text:p>
          </table:table-cell>
          <table:table-cell table:formula="of:=AVERAGE([.R2:.R58])" office:value-type="float" office:value="0.140350877192982" calcext:value-type="float">
            <text:p>0.14</text:p>
          </table:table-cell>
          <table:table-cell table:formula="of:=AVERAGE([.S2:.S58])" office:value-type="float" office:value="0.192982456140351" calcext:value-type="float">
            <text:p>0.19</text:p>
          </table:table-cell>
          <table:table-cell table:formula="of:=AVERAGE([.T2:.T58])" office:value-type="float" office:value="0.157894736842105" calcext:value-type="float">
            <text:p>0.16</text:p>
          </table:table-cell>
          <table:table-cell table:formula="of:=AVERAGE([.U2:.U58])" office:value-type="float" office:value="0.228070175438596" calcext:value-type="float">
            <text:p>0.23</text:p>
          </table:table-cell>
          <table:table-cell table:formula="of:=AVERAGE([.V2:.V58])" office:value-type="float" office:value="0.263157894736842" calcext:value-type="float">
            <text:p>0.26</text:p>
          </table:table-cell>
          <table:table-cell table:formula="of:=AVERAGE([.W2:.W58])" office:value-type="float" office:value="0.350877192982456" calcext:value-type="float">
            <text:p>0.35</text:p>
          </table:table-cell>
          <table:table-cell table:formula="of:=AVERAGE([.X2:.X58])" office:value-type="float" office:value="0.298245614035088" calcext:value-type="float">
            <text:p>0.3</text:p>
          </table:table-cell>
          <table:table-cell table:formula="of:=AVERAGE([.Y2:.Y58])" office:value-type="float" office:value="0.298245614035088" calcext:value-type="float">
            <text:p>0.3</text:p>
          </table:table-cell>
          <table:table-cell table:formula="of:=AVERAGE([.Z2:.Z58])" office:value-type="float" office:value="0.333333333333333" calcext:value-type="float">
            <text:p>0.33</text:p>
          </table:table-cell>
          <table:table-cell table:formula="of:=AVERAGE([.AA2:.AA58])" office:value-type="float" office:value="0.31578947368421" calcext:value-type="float">
            <text:p>0.32</text:p>
          </table:table-cell>
          <table:table-cell table:formula="of:=AVERAGE([.AB2:.AB58])" office:value-type="float" office:value="0.508771929824561" calcext:value-type="float">
            <text:p>0.51</text:p>
          </table:table-cell>
          <table:table-cell table:formula="of:=AVERAGE([.AC2:.AC58])" office:value-type="float" office:value="0.421052631578947" calcext:value-type="float">
            <text:p>0.42</text:p>
          </table:table-cell>
          <table:table-cell table:formula="of:=AVERAGE([.AD2:.AD58])" office:value-type="float" office:value="0.403508771929825" calcext:value-type="float">
            <text:p>0.4</text:p>
          </table:table-cell>
          <table:table-cell table:formula="of:=AVERAGE([.AE2:.AE58])" office:value-type="float" office:value="0.421052631578947" calcext:value-type="float">
            <text:p>0.42</text:p>
          </table:table-cell>
          <table:table-cell table:formula="of:=AVERAGE([.AF2:.AF58])" office:value-type="float" office:value="0.368421052631579" calcext:value-type="float">
            <text:p>0.37</text:p>
          </table:table-cell>
          <table:table-cell table:formula="of:=AVERAGE([.AG2:.AG58])" office:value-type="float" office:value="0.614035087719298" calcext:value-type="float">
            <text:p>0.61</text:p>
          </table:table-cell>
          <table:table-cell table:formula="of:=AVERAGE([.AH2:.AH58])" office:value-type="float" office:value="0.596491228070175" calcext:value-type="float">
            <text:p>0.6</text:p>
          </table:table-cell>
          <table:table-cell table:formula="of:=AVERAGE([.AI2:.AI58])" office:value-type="float" office:value="0.666666666666667" calcext:value-type="float">
            <text:p>0.67</text:p>
          </table:table-cell>
          <table:table-cell table:formula="of:=AVERAGE([.AJ2:.AJ58])" office:value-type="float" office:value="0.543859649122807" calcext:value-type="float">
            <text:p>0.54</text:p>
          </table:table-cell>
          <table:table-cell table:formula="of:=AVERAGE([.AK2:.AK58])" office:value-type="float" office:value="0.666666666666667" calcext:value-type="float">
            <text:p>0.67</text:p>
          </table:table-cell>
          <table:table-cell table:formula="of:=AVERAGE([.AL2:.AL58])" office:value-type="float" office:value="0.578947368421053" calcext:value-type="float">
            <text:p>0.58</text:p>
          </table:table-cell>
          <table:table-cell table:formula="of:=AVERAGE([.AM2:.AM58])" office:value-type="float" office:value="0.666666666666667" calcext:value-type="float">
            <text:p>0.67</text:p>
          </table:table-cell>
          <table:table-cell table:formula="of:=AVERAGE([.AN2:.AN58])" office:value-type="float" office:value="0.578947368421053" calcext:value-type="float">
            <text:p>0.58</text:p>
          </table:table-cell>
          <table:table-cell table:formula="of:=AVERAGE([.AO2:.AO58])" office:value-type="float" office:value="0.771929824561403" calcext:value-type="float">
            <text:p>0.77</text:p>
          </table:table-cell>
          <table:table-cell table:formula="of:=AVERAGE([.AP2:.AP58])" office:value-type="float" office:value="0.719298245614035" calcext:value-type="float">
            <text:p>0.72</text:p>
          </table:table-cell>
          <table:table-cell table:formula="of:=AVERAGE([.AQ2:.AQ58])" office:value-type="float" office:value="1.01754385964912" calcext:value-type="float">
            <text:p>1.02</text:p>
          </table:table-cell>
          <table:table-cell table:formula="of:=AVERAGE([.AR2:.AR58])" office:value-type="float" office:value="0.947368421052632" calcext:value-type="float">
            <text:p>0.95</text:p>
          </table:table-cell>
          <table:table-cell table:formula="of:=AVERAGE([.AS2:.AS58])" office:value-type="float" office:value="0.982456140350877" calcext:value-type="float">
            <text:p>0.98</text:p>
          </table:table-cell>
          <table:table-cell table:formula="of:=AVERAGE([.AT2:.AT58])" office:value-type="float" office:value="0.859649122807017" calcext:value-type="float">
            <text:p>0.86</text:p>
          </table:table-cell>
          <table:table-cell table:formula="of:=AVERAGE([.AU2:.AU58])" office:value-type="float" office:value="0.789473684210526" calcext:value-type="float">
            <text:p>0.79</text:p>
          </table:table-cell>
          <table:table-cell table:formula="of:=AVERAGE([.AV2:.AV58])" office:value-type="float" office:value="0.842105263157895" calcext:value-type="float">
            <text:p>0.84</text:p>
          </table:table-cell>
          <table:table-cell table:formula="of:=AVERAGE([.AW2:.AW58])" office:value-type="float" office:value="1.01754385964912" calcext:value-type="float">
            <text:p>1.02</text:p>
          </table:table-cell>
          <table:table-cell table:formula="of:=AVERAGE([.AX2:.AX58])" office:value-type="float" office:value="1.03508771929825" calcext:value-type="float">
            <text:p>1.04</text:p>
          </table:table-cell>
          <table:table-cell table:formula="of:=AVERAGE([.AY2:.AY58])" office:value-type="float" office:value="0.894736842105263" calcext:value-type="float">
            <text:p>0.89</text:p>
          </table:table-cell>
          <table:table-cell table:formula="of:=AVERAGE([.AZ2:.AZ58])" office:value-type="float" office:value="0.964912280701754" calcext:value-type="float">
            <text:p>0.96</text:p>
          </table:table-cell>
          <table:table-cell table:formula="of:=AVERAGE([.BA2:.BA58])" office:value-type="float" office:value="1.01754385964912" calcext:value-type="float">
            <text:p>1.02</text:p>
          </table:table-cell>
          <table:table-cell table:formula="of:=AVERAGE([.BB2:.BB58])" office:value-type="float" office:value="1.26315789473684" calcext:value-type="float">
            <text:p>1.26</text:p>
          </table:table-cell>
          <table:table-cell table:formula="of:=AVERAGE([.BC2:.BC58])" office:value-type="float" office:value="1.19298245614035" calcext:value-type="float">
            <text:p>1.19</text:p>
          </table:table-cell>
          <table:table-cell table:formula="of:=AVERAGE([.BD2:.BD58])" office:value-type="float" office:value="1.03508771929825" calcext:value-type="float">
            <text:p>1.04</text:p>
          </table:table-cell>
          <table:table-cell table:formula="of:=AVERAGE([.BE2:.BE58])" office:value-type="float" office:value="1.10526315789474" calcext:value-type="float">
            <text:p>1.11</text:p>
          </table:table-cell>
          <table:table-cell table:formula="of:=AVERAGE([.BF2:.BF58])" office:value-type="float" office:value="1.19298245614035" calcext:value-type="float">
            <text:p>1.19</text:p>
          </table:table-cell>
          <table:table-cell table:formula="of:=AVERAGE([.BG2:.BG58])" office:value-type="float" office:value="1.29824561403509" calcext:value-type="float">
            <text:p>1.3</text:p>
          </table:table-cell>
          <table:table-cell table:formula="of:=AVERAGE([.BH2:.BH58])" office:value-type="float" office:value="1.29824561403509" calcext:value-type="float">
            <text:p>1.3</text:p>
          </table:table-cell>
          <table:table-cell table:formula="of:=AVERAGE([.BI2:.BI58])" office:value-type="float" office:value="1.3859649122807" calcext:value-type="float">
            <text:p>1.39</text:p>
          </table:table-cell>
          <table:table-cell table:formula="of:=AVERAGE([.BJ2:.BJ58])" office:value-type="float" office:value="1.31578947368421" calcext:value-type="float">
            <text:p>1.32</text:p>
          </table:table-cell>
          <table:table-cell table:formula="of:=AVERAGE([.BK2:.BK58])" office:value-type="float" office:value="1.40350877192982" calcext:value-type="float">
            <text:p>1.4</text:p>
          </table:table-cell>
          <table:table-cell table:formula="of:=AVERAGE([.BL2:.BL58])" office:value-type="float" office:value="1.43859649122807" calcext:value-type="float">
            <text:p>1.44</text:p>
          </table:table-cell>
          <table:table-cell table:formula="of:=AVERAGE([.BM2:.BM58])" office:value-type="float" office:value="1.52631578947368" calcext:value-type="float">
            <text:p>1.53</text:p>
          </table:table-cell>
          <table:table-cell table:formula="of:=AVERAGE([.BN2:.BN58])" office:value-type="float" office:value="1.3859649122807" calcext:value-type="float">
            <text:p>1.39</text:p>
          </table:table-cell>
          <table:table-cell table:formula="of:=AVERAGE([.BO2:.BO58])" office:value-type="float" office:value="1.33333333333333" calcext:value-type="float">
            <text:p>1.33</text:p>
          </table:table-cell>
          <table:table-cell table:formula="of:=AVERAGE([.BP2:.BP58])" office:value-type="float" office:value="1.47368421052632" calcext:value-type="float">
            <text:p>1.47</text:p>
          </table:table-cell>
          <table:table-cell table:formula="of:=AVERAGE([.BQ2:.BQ58])" office:value-type="float" office:value="1.52631578947368" calcext:value-type="float">
            <text:p>1.53</text:p>
          </table:table-cell>
          <table:table-cell table:formula="of:=AVERAGE([.BR2:.BR58])" office:value-type="float" office:value="1.64912280701754" calcext:value-type="float">
            <text:p>1.65</text:p>
          </table:table-cell>
          <table:table-cell table:formula="of:=AVERAGE([.BS2:.BS58])" office:value-type="float" office:value="1.75438596491228" calcext:value-type="float">
            <text:p>1.75</text:p>
          </table:table-cell>
          <table:table-cell table:formula="of:=AVERAGE([.BT2:.BT58])" office:value-type="float" office:value="1.68421052631579" calcext:value-type="float">
            <text:p>1.68</text:p>
          </table:table-cell>
          <table:table-cell table:formula="of:=AVERAGE([.BU2:.BU58])" office:value-type="float" office:value="1.73684210526316" calcext:value-type="float">
            <text:p>1.74</text:p>
          </table:table-cell>
          <table:table-cell table:formula="of:=AVERAGE([.BV2:.BV58])" office:value-type="float" office:value="1.78947368421053" calcext:value-type="float">
            <text:p>1.79</text:p>
          </table:table-cell>
          <table:table-cell table:formula="of:=AVERAGE([.BW2:.BW58])" office:value-type="float" office:value="1.75438596491228" calcext:value-type="float">
            <text:p>1.75</text:p>
          </table:table-cell>
          <table:table-cell table:formula="of:=AVERAGE([.BX2:.BX58])" office:value-type="float" office:value="1.59649122807018" calcext:value-type="float">
            <text:p>1.6</text:p>
          </table:table-cell>
          <table:table-cell table:formula="of:=AVERAGE([.BY2:.BY58])" office:value-type="float" office:value="2.03508771929825" calcext:value-type="float">
            <text:p>2.04</text:p>
          </table:table-cell>
          <table:table-cell table:formula="of:=AVERAGE([.BZ2:.BZ58])" office:value-type="float" office:value="1.66666666666667" calcext:value-type="float">
            <text:p>1.67</text:p>
          </table:table-cell>
          <table:table-cell table:formula="of:=AVERAGE([.CA2:.CA58])" office:value-type="float" office:value="2.12280701754386" calcext:value-type="float">
            <text:p>2.12</text:p>
          </table:table-cell>
          <table:table-cell table:formula="of:=AVERAGE([.CB2:.CB58])" office:value-type="float" office:value="2.05263157894737" calcext:value-type="float">
            <text:p>2.05</text:p>
          </table:table-cell>
          <table:table-cell table:formula="of:=AVERAGE([.CC2:.CC58])" office:value-type="float" office:value="1.87719298245614" calcext:value-type="float">
            <text:p>1.88</text:p>
          </table:table-cell>
          <table:table-cell table:formula="of:=AVERAGE([.CD2:.CD58])" office:value-type="float" office:value="1.82456140350877" calcext:value-type="float">
            <text:p>1.82</text:p>
          </table:table-cell>
          <table:table-cell table:formula="of:=AVERAGE([.CE2:.CE58])" office:value-type="float" office:value="1.96491228070175" calcext:value-type="float">
            <text:p>1.96</text:p>
          </table:table-cell>
          <table:table-cell table:formula="of:=AVERAGE([.CF2:.CF58])" office:value-type="float" office:value="2.08771929824561" calcext:value-type="float">
            <text:p>2.09</text:p>
          </table:table-cell>
          <table:table-cell table:formula="of:=AVERAGE([.CG2:.CG58])" office:value-type="float" office:value="2.43859649122807" calcext:value-type="float">
            <text:p>2.44</text:p>
          </table:table-cell>
          <table:table-cell table:formula="of:=AVERAGE([.CH2:.CH58])" office:value-type="float" office:value="2.21052631578947" calcext:value-type="float">
            <text:p>2.21</text:p>
          </table:table-cell>
          <table:table-cell table:formula="of:=AVERAGE([.CI2:.CI58])" office:value-type="float" office:value="2.17543859649123" calcext:value-type="float">
            <text:p>2.18</text:p>
          </table:table-cell>
          <table:table-cell table:formula="of:=AVERAGE([.CJ2:.CJ58])" office:value-type="float" office:value="2.52631578947368" calcext:value-type="float">
            <text:p>2.53</text:p>
          </table:table-cell>
          <table:table-cell table:formula="of:=AVERAGE([.CK2:.CK58])" office:value-type="float" office:value="2.50877192982456" calcext:value-type="float">
            <text:p>2.51</text:p>
          </table:table-cell>
          <table:table-cell table:formula="of:=AVERAGE([.CL2:.CL58])" office:value-type="float" office:value="2.68421052631579" calcext:value-type="float">
            <text:p>2.68</text:p>
          </table:table-cell>
          <table:table-cell table:formula="of:=AVERAGE([.CM2:.CM58])" office:value-type="float" office:value="3" calcext:value-type="float">
            <text:p>3</text:p>
          </table:table-cell>
          <table:table-cell table:formula="of:=AVERAGE([.CN2:.CN58])" office:value-type="float" office:value="2.85964912280702" calcext:value-type="float">
            <text:p>2.86</text:p>
          </table:table-cell>
          <table:table-cell table:formula="of:=AVERAGE([.CO2:.CO58])" office:value-type="float" office:value="3.52631578947368" calcext:value-type="float">
            <text:p>3.53</text:p>
          </table:table-cell>
          <table:table-cell table:formula="of:=AVERAGE([.CP2:.CP58])" office:value-type="float" office:value="3.05263157894737" calcext:value-type="float">
            <text:p>3.05</text:p>
          </table:table-cell>
          <table:table-cell table:formula="of:=AVERAGE([.CQ2:.CQ58])" office:value-type="float" office:value="3.28070175438596" calcext:value-type="float">
            <text:p>3.28</text:p>
          </table:table-cell>
          <table:table-cell table:formula="of:=AVERAGE([.CR2:.CR58])" office:value-type="float" office:value="4.03508771929825" calcext:value-type="float">
            <text:p>4.04</text:p>
          </table:table-cell>
          <table:table-cell table:formula="of:=AVERAGE([.CS2:.CS58])" office:value-type="float" office:value="4.68421052631579" calcext:value-type="float">
            <text:p>4.68</text:p>
          </table:table-cell>
          <table:table-cell table:formula="of:=AVERAGE([.CT2:.CT58])" office:value-type="float" office:value="4.6140350877193" calcext:value-type="float">
            <text:p>4.61</text:p>
          </table:table-cell>
          <table:table-cell table:formula="of:=AVERAGE([.CU2:.CU58])" office:value-type="float" office:value="4.01754385964912" calcext:value-type="float">
            <text:p>4.02</text:p>
          </table:table-cell>
          <table:table-cell table:formula="of:=AVERAGE([.CV2:.CV58])" office:value-type="float" office:value="5.07017543859649" calcext:value-type="float">
            <text:p>5.07</text:p>
          </table:table-cell>
          <table:table-cell table:formula="of:=AVERAGE([.CW2:.CW58])" office:value-type="float" office:value="5.54385964912281" calcext:value-type="float">
            <text:p>5.54</text:p>
          </table:table-cell>
          <table:table-cell table:formula="of:=AVERAGE([.CX2:.CX58])" office:value-type="float" office:value="6.87719298245614" calcext:value-type="float">
            <text:p>6.88</text:p>
          </table:table-cell>
          <table:table-cell table:formula="of:=AVERAGE([.CY2:.CY58])" office:value-type="float" office:value="6.43859649122807" calcext:value-type="float">
            <text:p>6.44</text:p>
          </table:table-cell>
          <table:table-cell table:formula="of:=AVERAGE([.CZ2:.CZ58])" office:value-type="float" office:value="9.3859649122807" calcext:value-type="float">
            <text:p>9.39</text:p>
          </table:table-cell>
          <table:table-cell table:formula="of:=AVERAGE([.DA2:.DA58])" office:value-type="float" office:value="9.92982456140351" calcext:value-type="float">
            <text:p>9.93</text:p>
          </table:table-cell>
          <table:table-cell table:formula="of:=AVERAGE([.DB2:.DB58])" office:value-type="float" office:value="16.2105263157895" calcext:value-type="float">
            <text:p>16.21</text:p>
          </table:table-cell>
          <table:table-cell table:formula="of:=AVERAGE([.DC2:.DC58])" office:value-type="float" office:value="19.5614035087719" calcext:value-type="float">
            <text:p>19.56</text:p>
          </table:table-cell>
          <table:table-cell table:formula="of:=AVERAGE([.DD2:.DD58])" office:value-type="float" office:value="52.1754385964912" calcext:value-type="float">
            <text:p>52.18</text:p>
          </table:table-cell>
          <table:table-cell table:formula="of:=AVERAGE([.DE2:.DE58])" office:value-type="float" office:value="11156.5438596491" calcext:value-type="float">
            <text:p>11156.54</text:p>
          </table:table-cell>
        </table:table-row>
      </table:table>
      <table:table table:name="Grafik 6" table:style-name="ta1" table:print="false">
        <table:shapes>
          <draw:frame draw:z-index="0" draw:style-name="gr1" draw:text-style-name="P1" svg:width="453.51pt" svg:height="255.09pt" svg:x="140.34pt" svg:y="845.38pt">
            <loext:p draw:notify-on-update-of-ranges="'Grafik 6'.A64:'Grafik 6'.OF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396" table:default-cell-style-name="Default"/>
        <table:table-row table:style-name="ro1"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314" calcext:value-type="float">
            <text:p>314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7757" calcext:value-type="float">
            <text:p>7757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office:value-type="float" office:value="359" calcext:value-type="float">
            <text:p>359</text:p>
          </table:table-cell>
          <table:table-cell office:value-type="float" office:value="9001" calcext:value-type="float">
            <text:p>9001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407" calcext:value-type="float">
            <text:p>8407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5" calcext:value-type="float">
            <text:p>275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7852" calcext:value-type="float">
            <text:p>7852</text:p>
          </table:table-cell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230" calcext:value-type="float">
            <text:p>230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89" calcext:value-type="float">
            <text:p>89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780" calcext:value-type="float">
            <text:p>780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83" calcext:value-type="float">
            <text:p>283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float" office:value="119" calcext:value-type="float">
            <text:p>119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353" calcext:value-type="float">
            <text:p>353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350" calcext:value-type="float">
            <text:p>350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74" calcext:value-type="float">
            <text:p>374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57" calcext:value-type="float">
            <text:p>257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8" calcext:value-type="float">
            <text:p>28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257" calcext:value-type="float">
            <text:p>257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 office:value-type="float" office:value="527" calcext:value-type="float">
            <text:p>527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12" calcext:value-type="float">
            <text:p>212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824" calcext:value-type="float">
            <text:p>824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397"/>
        </table:table-row>
        <table:table-row table:style-name="ro1">
          <table:table-cell table:formula="of:=AVERAGE([.A1:.A62])" office:value-type="float" office:value="0" calcext:value-type="float">
            <text:p>0</text:p>
          </table:table-cell>
          <table:table-cell table:formula="of:=AVERAGE([.B1:.B62])" office:value-type="float" office:value="0.0161290322580645" calcext:value-type="float">
            <text:p>0.02</text:p>
          </table:table-cell>
          <table:table-cell table:formula="of:=AVERAGE([.C1:.C62])" office:value-type="float" office:value="0.0161290322580645" calcext:value-type="float">
            <text:p>0.02</text:p>
          </table:table-cell>
          <table:table-cell table:formula="of:=AVERAGE([.D1:.D62])" office:value-type="float" office:value="0" calcext:value-type="float">
            <text:p>0</text:p>
          </table:table-cell>
          <table:table-cell table:formula="of:=AVERAGE([.E1:.E62])" office:value-type="float" office:value="0.032258064516129" calcext:value-type="float">
            <text:p>0.03</text:p>
          </table:table-cell>
          <table:table-cell table:formula="of:=AVERAGE([.F1:.F62])" office:value-type="float" office:value="0" calcext:value-type="float">
            <text:p>0</text:p>
          </table:table-cell>
          <table:table-cell table:formula="of:=AVERAGE([.G1:.G62])" office:value-type="float" office:value="0.0161290322580645" calcext:value-type="float">
            <text:p>0.02</text:p>
          </table:table-cell>
          <table:table-cell table:formula="of:=AVERAGE([.H1:.H62])" office:value-type="float" office:value="0.0161290322580645" calcext:value-type="float">
            <text:p>0.02</text:p>
          </table:table-cell>
          <table:table-cell table:formula="of:=AVERAGE([.I1:.I62])" office:value-type="float" office:value="0.0161290322580645" calcext:value-type="float">
            <text:p>0.02</text:p>
          </table:table-cell>
          <table:table-cell table:formula="of:=AVERAGE([.J1:.J62])" office:value-type="float" office:value="0.0483870967741936" calcext:value-type="float">
            <text:p>0.05</text:p>
          </table:table-cell>
          <table:table-cell table:formula="of:=AVERAGE([.K1:.K62])" office:value-type="float" office:value="0.0161290322580645" calcext:value-type="float">
            <text:p>0.02</text:p>
          </table:table-cell>
          <table:table-cell table:formula="of:=AVERAGE([.L1:.L62])" office:value-type="float" office:value="0.0161290322580645" calcext:value-type="float">
            <text:p>0.02</text:p>
          </table:table-cell>
          <table:table-cell table:formula="of:=AVERAGE([.M1:.M62])" office:value-type="float" office:value="0.0161290322580645" calcext:value-type="float">
            <text:p>0.02</text:p>
          </table:table-cell>
          <table:table-cell table:formula="of:=AVERAGE([.N1:.N62])" office:value-type="float" office:value="0.0161290322580645" calcext:value-type="float">
            <text:p>0.02</text:p>
          </table:table-cell>
          <table:table-cell table:formula="of:=AVERAGE([.O1:.O62])" office:value-type="float" office:value="0.0483870967741936" calcext:value-type="float">
            <text:p>0.05</text:p>
          </table:table-cell>
          <table:table-cell table:formula="of:=AVERAGE([.P1:.P62])" office:value-type="float" office:value="0.0483870967741936" calcext:value-type="float">
            <text:p>0.05</text:p>
          </table:table-cell>
          <table:table-cell table:formula="of:=AVERAGE([.Q1:.Q62])" office:value-type="float" office:value="0.0161290322580645" calcext:value-type="float">
            <text:p>0.02</text:p>
          </table:table-cell>
          <table:table-cell table:formula="of:=AVERAGE([.R1:.R62])" office:value-type="float" office:value="0.032258064516129" calcext:value-type="float">
            <text:p>0.03</text:p>
          </table:table-cell>
          <table:table-cell table:formula="of:=AVERAGE([.S1:.S62])" office:value-type="float" office:value="0.0161290322580645" calcext:value-type="float">
            <text:p>0.02</text:p>
          </table:table-cell>
          <table:table-cell table:formula="of:=AVERAGE([.T1:.T62])" office:value-type="float" office:value="0.032258064516129" calcext:value-type="float">
            <text:p>0.03</text:p>
          </table:table-cell>
          <table:table-cell table:formula="of:=AVERAGE([.U1:.U62])" office:value-type="float" office:value="0.0483870967741936" calcext:value-type="float">
            <text:p>0.05</text:p>
          </table:table-cell>
          <table:table-cell table:formula="of:=AVERAGE([.V1:.V62])" office:value-type="float" office:value="0.0483870967741936" calcext:value-type="float">
            <text:p>0.05</text:p>
          </table:table-cell>
          <table:table-cell table:formula="of:=AVERAGE([.W1:.W62])" office:value-type="float" office:value="0.0161290322580645" calcext:value-type="float">
            <text:p>0.02</text:p>
          </table:table-cell>
          <table:table-cell table:formula="of:=AVERAGE([.X1:.X62])" office:value-type="float" office:value="0.0806451612903226" calcext:value-type="float">
            <text:p>0.08</text:p>
          </table:table-cell>
          <table:table-cell table:formula="of:=AVERAGE([.Y1:.Y62])" office:value-type="float" office:value="0.0161290322580645" calcext:value-type="float">
            <text:p>0.02</text:p>
          </table:table-cell>
          <table:table-cell table:formula="of:=AVERAGE([.Z1:.Z62])" office:value-type="float" office:value="0.032258064516129" calcext:value-type="float">
            <text:p>0.03</text:p>
          </table:table-cell>
          <table:table-cell table:formula="of:=AVERAGE([.AA1:.AA62])" office:value-type="float" office:value="0.0161290322580645" calcext:value-type="float">
            <text:p>0.02</text:p>
          </table:table-cell>
          <table:table-cell table:formula="of:=AVERAGE([.AB1:.AB62])" office:value-type="float" office:value="0.032258064516129" calcext:value-type="float">
            <text:p>0.03</text:p>
          </table:table-cell>
          <table:table-cell table:formula="of:=AVERAGE([.AC1:.AC62])" office:value-type="float" office:value="0.0483870967741936" calcext:value-type="float">
            <text:p>0.05</text:p>
          </table:table-cell>
          <table:table-cell table:formula="of:=AVERAGE([.AD1:.AD62])" office:value-type="float" office:value="0.032258064516129" calcext:value-type="float">
            <text:p>0.03</text:p>
          </table:table-cell>
          <table:table-cell table:formula="of:=AVERAGE([.AE1:.AE62])" office:value-type="float" office:value="0.0161290322580645" calcext:value-type="float">
            <text:p>0.02</text:p>
          </table:table-cell>
          <table:table-cell table:formula="of:=AVERAGE([.AF1:.AF62])" office:value-type="float" office:value="0.0483870967741936" calcext:value-type="float">
            <text:p>0.05</text:p>
          </table:table-cell>
          <table:table-cell table:formula="of:=AVERAGE([.AG1:.AG62])" office:value-type="float" office:value="0.0645161290322581" calcext:value-type="float">
            <text:p>0.06</text:p>
          </table:table-cell>
          <table:table-cell table:formula="of:=AVERAGE([.AH1:.AH62])" office:value-type="float" office:value="0.032258064516129" calcext:value-type="float">
            <text:p>0.03</text:p>
          </table:table-cell>
          <table:table-cell table:formula="of:=AVERAGE([.AI1:.AI62])" office:value-type="float" office:value="0.0161290322580645" calcext:value-type="float">
            <text:p>0.02</text:p>
          </table:table-cell>
          <table:table-cell table:formula="of:=AVERAGE([.AJ1:.AJ62])" office:value-type="float" office:value="0.0483870967741936" calcext:value-type="float">
            <text:p>0.05</text:p>
          </table:table-cell>
          <table:table-cell table:formula="of:=AVERAGE([.AK1:.AK62])" office:value-type="float" office:value="0.032258064516129" calcext:value-type="float">
            <text:p>0.03</text:p>
          </table:table-cell>
          <table:table-cell table:formula="of:=AVERAGE([.AL1:.AL62])" office:value-type="float" office:value="0.0483870967741936" calcext:value-type="float">
            <text:p>0.05</text:p>
          </table:table-cell>
          <table:table-cell table:formula="of:=AVERAGE([.AM1:.AM62])" office:value-type="float" office:value="0.0483870967741936" calcext:value-type="float">
            <text:p>0.05</text:p>
          </table:table-cell>
          <table:table-cell table:formula="of:=AVERAGE([.AN1:.AN62])" office:value-type="float" office:value="0.032258064516129" calcext:value-type="float">
            <text:p>0.03</text:p>
          </table:table-cell>
          <table:table-cell table:formula="of:=AVERAGE([.AO1:.AO62])" office:value-type="float" office:value="0.0645161290322581" calcext:value-type="float">
            <text:p>0.06</text:p>
          </table:table-cell>
          <table:table-cell table:formula="of:=AVERAGE([.AP1:.AP62])" office:value-type="float" office:value="0.0806451612903226" calcext:value-type="float">
            <text:p>0.08</text:p>
          </table:table-cell>
          <table:table-cell table:formula="of:=AVERAGE([.AQ1:.AQ62])" office:value-type="float" office:value="0.0967741935483871" calcext:value-type="float">
            <text:p>0.1</text:p>
          </table:table-cell>
          <table:table-cell table:formula="of:=AVERAGE([.AR1:.AR62])" office:value-type="float" office:value="0.112903225806452" calcext:value-type="float">
            <text:p>0.11</text:p>
          </table:table-cell>
          <table:table-cell table:formula="of:=AVERAGE([.AS1:.AS62])" office:value-type="float" office:value="0.0483870967741936" calcext:value-type="float">
            <text:p>0.05</text:p>
          </table:table-cell>
          <table:table-cell table:formula="of:=AVERAGE([.AT1:.AT62])" office:value-type="float" office:value="0.032258064516129" calcext:value-type="float">
            <text:p>0.03</text:p>
          </table:table-cell>
          <table:table-cell table:formula="of:=AVERAGE([.AU1:.AU62])" office:value-type="float" office:value="0.0483870967741936" calcext:value-type="float">
            <text:p>0.05</text:p>
          </table:table-cell>
          <table:table-cell table:formula="of:=AVERAGE([.AV1:.AV62])" office:value-type="float" office:value="0.0483870967741936" calcext:value-type="float">
            <text:p>0.05</text:p>
          </table:table-cell>
          <table:table-cell table:formula="of:=AVERAGE([.AW1:.AW62])" office:value-type="float" office:value="0.0483870967741936" calcext:value-type="float">
            <text:p>0.05</text:p>
          </table:table-cell>
          <table:table-cell table:formula="of:=AVERAGE([.AX1:.AX62])" office:value-type="float" office:value="0.0806451612903226" calcext:value-type="float">
            <text:p>0.08</text:p>
          </table:table-cell>
          <table:table-cell table:formula="of:=AVERAGE([.AY1:.AY62])" office:value-type="float" office:value="0.129032258064516" calcext:value-type="float">
            <text:p>0.13</text:p>
          </table:table-cell>
          <table:table-cell table:formula="of:=AVERAGE([.AZ1:.AZ62])" office:value-type="float" office:value="0.0483870967741936" calcext:value-type="float">
            <text:p>0.05</text:p>
          </table:table-cell>
          <table:table-cell table:formula="of:=AVERAGE([.BA1:.BA62])" office:value-type="float" office:value="0.129032258064516" calcext:value-type="float">
            <text:p>0.13</text:p>
          </table:table-cell>
          <table:table-cell table:formula="of:=AVERAGE([.BB1:.BB62])" office:value-type="float" office:value="0.0967741935483871" calcext:value-type="float">
            <text:p>0.1</text:p>
          </table:table-cell>
          <table:table-cell table:formula="of:=AVERAGE([.BC1:.BC62])" office:value-type="float" office:value="0.145161290322581" calcext:value-type="float">
            <text:p>0.15</text:p>
          </table:table-cell>
          <table:table-cell table:formula="of:=AVERAGE([.BD1:.BD62])" office:value-type="float" office:value="0.032258064516129" calcext:value-type="float">
            <text:p>0.03</text:p>
          </table:table-cell>
          <table:table-cell table:formula="of:=AVERAGE([.BE1:.BE62])" office:value-type="float" office:value="0.0806451612903226" calcext:value-type="float">
            <text:p>0.08</text:p>
          </table:table-cell>
          <table:table-cell table:formula="of:=AVERAGE([.BF1:.BF62])" office:value-type="float" office:value="0.129032258064516" calcext:value-type="float">
            <text:p>0.13</text:p>
          </table:table-cell>
          <table:table-cell table:formula="of:=AVERAGE([.BG1:.BG62])" office:value-type="float" office:value="0.0967741935483871" calcext:value-type="float">
            <text:p>0.1</text:p>
          </table:table-cell>
          <table:table-cell table:formula="of:=AVERAGE([.BH1:.BH62])" office:value-type="float" office:value="0.193548387096774" calcext:value-type="float">
            <text:p>0.19</text:p>
          </table:table-cell>
          <table:table-cell table:formula="of:=AVERAGE([.BI1:.BI62])" office:value-type="float" office:value="0.161290322580645" calcext:value-type="float">
            <text:p>0.16</text:p>
          </table:table-cell>
          <table:table-cell table:formula="of:=AVERAGE([.BJ1:.BJ62])" office:value-type="float" office:value="0.0967741935483871" calcext:value-type="float">
            <text:p>0.1</text:p>
          </table:table-cell>
          <table:table-cell table:formula="of:=AVERAGE([.BK1:.BK62])" office:value-type="float" office:value="0.209677419354839" calcext:value-type="float">
            <text:p>0.21</text:p>
          </table:table-cell>
          <table:table-cell table:formula="of:=AVERAGE([.BL1:.BL62])" office:value-type="float" office:value="0.0645161290322581" calcext:value-type="float">
            <text:p>0.06</text:p>
          </table:table-cell>
          <table:table-cell table:formula="of:=AVERAGE([.BM1:.BM62])" office:value-type="float" office:value="0.0806451612903226" calcext:value-type="float">
            <text:p>0.08</text:p>
          </table:table-cell>
          <table:table-cell table:formula="of:=AVERAGE([.BN1:.BN62])" office:value-type="float" office:value="0.129032258064516" calcext:value-type="float">
            <text:p>0.13</text:p>
          </table:table-cell>
          <table:table-cell table:formula="of:=AVERAGE([.BO1:.BO62])" office:value-type="float" office:value="0.161290322580645" calcext:value-type="float">
            <text:p>0.16</text:p>
          </table:table-cell>
          <table:table-cell table:formula="of:=AVERAGE([.BP1:.BP62])" office:value-type="float" office:value="0.129032258064516" calcext:value-type="float">
            <text:p>0.13</text:p>
          </table:table-cell>
          <table:table-cell table:formula="of:=AVERAGE([.BQ1:.BQ62])" office:value-type="float" office:value="0.145161290322581" calcext:value-type="float">
            <text:p>0.15</text:p>
          </table:table-cell>
          <table:table-cell table:formula="of:=AVERAGE([.BR1:.BR62])" office:value-type="float" office:value="0.241935483870968" calcext:value-type="float">
            <text:p>0.24</text:p>
          </table:table-cell>
          <table:table-cell table:formula="of:=AVERAGE([.BS1:.BS62])" office:value-type="float" office:value="0.129032258064516" calcext:value-type="float">
            <text:p>0.13</text:p>
          </table:table-cell>
          <table:table-cell table:formula="of:=AVERAGE([.BT1:.BT62])" office:value-type="float" office:value="0.161290322580645" calcext:value-type="float">
            <text:p>0.16</text:p>
          </table:table-cell>
          <table:table-cell table:formula="of:=AVERAGE([.BU1:.BU62])" office:value-type="float" office:value="0.145161290322581" calcext:value-type="float">
            <text:p>0.15</text:p>
          </table:table-cell>
          <table:table-cell table:formula="of:=AVERAGE([.BV1:.BV62])" office:value-type="float" office:value="0.145161290322581" calcext:value-type="float">
            <text:p>0.15</text:p>
          </table:table-cell>
          <table:table-cell table:formula="of:=AVERAGE([.BW1:.BW62])" office:value-type="float" office:value="0.193548387096774" calcext:value-type="float">
            <text:p>0.19</text:p>
          </table:table-cell>
          <table:table-cell table:formula="of:=AVERAGE([.BX1:.BX62])" office:value-type="float" office:value="0.193548387096774" calcext:value-type="float">
            <text:p>0.19</text:p>
          </table:table-cell>
          <table:table-cell table:formula="of:=AVERAGE([.BY1:.BY62])" office:value-type="float" office:value="0.193548387096774" calcext:value-type="float">
            <text:p>0.19</text:p>
          </table:table-cell>
          <table:table-cell table:formula="of:=AVERAGE([.BZ1:.BZ62])" office:value-type="float" office:value="0.241935483870968" calcext:value-type="float">
            <text:p>0.24</text:p>
          </table:table-cell>
          <table:table-cell table:formula="of:=AVERAGE([.CA1:.CA62])" office:value-type="float" office:value="0.17741935483871" calcext:value-type="float">
            <text:p>0.18</text:p>
          </table:table-cell>
          <table:table-cell table:formula="of:=AVERAGE([.CB1:.CB62])" office:value-type="float" office:value="0.0645161290322581" calcext:value-type="float">
            <text:p>0.06</text:p>
          </table:table-cell>
          <table:table-cell table:formula="of:=AVERAGE([.CC1:.CC62])" office:value-type="float" office:value="0.209677419354839" calcext:value-type="float">
            <text:p>0.21</text:p>
          </table:table-cell>
          <table:table-cell table:formula="of:=AVERAGE([.CD1:.CD62])" office:value-type="float" office:value="0.193548387096774" calcext:value-type="float">
            <text:p>0.19</text:p>
          </table:table-cell>
          <table:table-cell table:formula="of:=AVERAGE([.CE1:.CE62])" office:value-type="float" office:value="0.274193548387097" calcext:value-type="float">
            <text:p>0.27</text:p>
          </table:table-cell>
          <table:table-cell table:formula="of:=AVERAGE([.CF1:.CF62])" office:value-type="float" office:value="0.193548387096774" calcext:value-type="float">
            <text:p>0.19</text:p>
          </table:table-cell>
          <table:table-cell table:formula="of:=AVERAGE([.CG1:.CG62])" office:value-type="float" office:value="0.17741935483871" calcext:value-type="float">
            <text:p>0.18</text:p>
          </table:table-cell>
          <table:table-cell table:formula="of:=AVERAGE([.CH1:.CH62])" office:value-type="float" office:value="0.112903225806452" calcext:value-type="float">
            <text:p>0.11</text:p>
          </table:table-cell>
          <table:table-cell table:formula="of:=AVERAGE([.CI1:.CI62])" office:value-type="float" office:value="0.274193548387097" calcext:value-type="float">
            <text:p>0.27</text:p>
          </table:table-cell>
          <table:table-cell table:formula="of:=AVERAGE([.CJ1:.CJ62])" office:value-type="float" office:value="0.241935483870968" calcext:value-type="float">
            <text:p>0.24</text:p>
          </table:table-cell>
          <table:table-cell table:formula="of:=AVERAGE([.CK1:.CK62])" office:value-type="float" office:value="0.17741935483871" calcext:value-type="float">
            <text:p>0.18</text:p>
          </table:table-cell>
          <table:table-cell table:formula="of:=AVERAGE([.CL1:.CL62])" office:value-type="float" office:value="0.193548387096774" calcext:value-type="float">
            <text:p>0.19</text:p>
          </table:table-cell>
          <table:table-cell table:formula="of:=AVERAGE([.CM1:.CM62])" office:value-type="float" office:value="0.225806451612903" calcext:value-type="float">
            <text:p>0.23</text:p>
          </table:table-cell>
          <table:table-cell table:formula="of:=AVERAGE([.CN1:.CN62])" office:value-type="float" office:value="0.258064516129032" calcext:value-type="float">
            <text:p>0.26</text:p>
          </table:table-cell>
          <table:table-cell table:formula="of:=AVERAGE([.CO1:.CO62])" office:value-type="float" office:value="0.258064516129032" calcext:value-type="float">
            <text:p>0.26</text:p>
          </table:table-cell>
          <table:table-cell table:formula="of:=AVERAGE([.CP1:.CP62])" office:value-type="float" office:value="0.306451612903226" calcext:value-type="float">
            <text:p>0.31</text:p>
          </table:table-cell>
          <table:table-cell table:formula="of:=AVERAGE([.CQ1:.CQ62])" office:value-type="float" office:value="0.274193548387097" calcext:value-type="float">
            <text:p>0.27</text:p>
          </table:table-cell>
          <table:table-cell table:formula="of:=AVERAGE([.CR1:.CR62])" office:value-type="float" office:value="0.209677419354839" calcext:value-type="float">
            <text:p>0.21</text:p>
          </table:table-cell>
          <table:table-cell table:formula="of:=AVERAGE([.CS1:.CS62])" office:value-type="float" office:value="0.274193548387097" calcext:value-type="float">
            <text:p>0.27</text:p>
          </table:table-cell>
          <table:table-cell table:formula="of:=AVERAGE([.CT1:.CT62])" office:value-type="float" office:value="0.306451612903226" calcext:value-type="float">
            <text:p>0.31</text:p>
          </table:table-cell>
          <table:table-cell table:formula="of:=AVERAGE([.CU1:.CU62])" office:value-type="float" office:value="0.338709677419355" calcext:value-type="float">
            <text:p>0.34</text:p>
          </table:table-cell>
          <table:table-cell table:formula="of:=AVERAGE([.CV1:.CV62])" office:value-type="float" office:value="0.403225806451613" calcext:value-type="float">
            <text:p>0.4</text:p>
          </table:table-cell>
          <table:table-cell table:formula="of:=AVERAGE([.CW1:.CW62])" office:value-type="float" office:value="0.306451612903226" calcext:value-type="float">
            <text:p>0.31</text:p>
          </table:table-cell>
          <table:table-cell table:formula="of:=AVERAGE([.CX1:.CX62])" office:value-type="float" office:value="0.338709677419355" calcext:value-type="float">
            <text:p>0.34</text:p>
          </table:table-cell>
          <table:table-cell table:formula="of:=AVERAGE([.CY1:.CY62])" office:value-type="float" office:value="0.274193548387097" calcext:value-type="float">
            <text:p>0.27</text:p>
          </table:table-cell>
          <table:table-cell table:formula="of:=AVERAGE([.CZ1:.CZ62])" office:value-type="float" office:value="0.32258064516129" calcext:value-type="float">
            <text:p>0.32</text:p>
          </table:table-cell>
          <table:table-cell table:formula="of:=AVERAGE([.DA1:.DA62])" office:value-type="float" office:value="0.258064516129032" calcext:value-type="float">
            <text:p>0.26</text:p>
          </table:table-cell>
          <table:table-cell table:formula="of:=AVERAGE([.DB1:.DB62])" office:value-type="float" office:value="0.435483870967742" calcext:value-type="float">
            <text:p>0.44</text:p>
          </table:table-cell>
          <table:table-cell table:formula="of:=AVERAGE([.DC1:.DC62])" office:value-type="float" office:value="0.338709677419355" calcext:value-type="float">
            <text:p>0.34</text:p>
          </table:table-cell>
          <table:table-cell table:formula="of:=AVERAGE([.DD1:.DD62])" office:value-type="float" office:value="0.370967741935484" calcext:value-type="float">
            <text:p>0.37</text:p>
          </table:table-cell>
          <table:table-cell table:formula="of:=AVERAGE([.DE1:.DE62])" office:value-type="float" office:value="0.32258064516129" calcext:value-type="float">
            <text:p>0.32</text:p>
          </table:table-cell>
          <table:table-cell table:formula="of:=AVERAGE([.DF1:.DF62])" office:value-type="float" office:value="0.435483870967742" calcext:value-type="float">
            <text:p>0.44</text:p>
          </table:table-cell>
          <table:table-cell table:formula="of:=AVERAGE([.DG1:.DG62])" office:value-type="float" office:value="0.354838709677419" calcext:value-type="float">
            <text:p>0.35</text:p>
          </table:table-cell>
          <table:table-cell table:formula="of:=AVERAGE([.DH1:.DH62])" office:value-type="float" office:value="0.387096774193548" calcext:value-type="float">
            <text:p>0.39</text:p>
          </table:table-cell>
          <table:table-cell table:formula="of:=AVERAGE([.DI1:.DI62])" office:value-type="float" office:value="0.209677419354839" calcext:value-type="float">
            <text:p>0.21</text:p>
          </table:table-cell>
          <table:table-cell table:formula="of:=AVERAGE([.DJ1:.DJ62])" office:value-type="float" office:value="0.370967741935484" calcext:value-type="float">
            <text:p>0.37</text:p>
          </table:table-cell>
          <table:table-cell table:formula="of:=AVERAGE([.DK1:.DK62])" office:value-type="float" office:value="0.580645161290323" calcext:value-type="float">
            <text:p>0.58</text:p>
          </table:table-cell>
          <table:table-cell table:formula="of:=AVERAGE([.DL1:.DL62])" office:value-type="float" office:value="0.258064516129032" calcext:value-type="float">
            <text:p>0.26</text:p>
          </table:table-cell>
          <table:table-cell table:formula="of:=AVERAGE([.DM1:.DM62])" office:value-type="float" office:value="0.548387096774194" calcext:value-type="float">
            <text:p>0.55</text:p>
          </table:table-cell>
          <table:table-cell table:formula="of:=AVERAGE([.DN1:.DN62])" office:value-type="float" office:value="0.370967741935484" calcext:value-type="float">
            <text:p>0.37</text:p>
          </table:table-cell>
          <table:table-cell table:formula="of:=AVERAGE([.DO1:.DO62])" office:value-type="float" office:value="0.467741935483871" calcext:value-type="float">
            <text:p>0.47</text:p>
          </table:table-cell>
          <table:table-cell table:formula="of:=AVERAGE([.DP1:.DP62])" office:value-type="float" office:value="0.403225806451613" calcext:value-type="float">
            <text:p>0.4</text:p>
          </table:table-cell>
          <table:table-cell table:formula="of:=AVERAGE([.DQ1:.DQ62])" office:value-type="float" office:value="0.387096774193548" calcext:value-type="float">
            <text:p>0.39</text:p>
          </table:table-cell>
          <table:table-cell table:formula="of:=AVERAGE([.DR1:.DR62])" office:value-type="float" office:value="0.451612903225806" calcext:value-type="float">
            <text:p>0.45</text:p>
          </table:table-cell>
          <table:table-cell table:formula="of:=AVERAGE([.DS1:.DS62])" office:value-type="float" office:value="0.483870967741936" calcext:value-type="float">
            <text:p>0.48</text:p>
          </table:table-cell>
          <table:table-cell table:formula="of:=AVERAGE([.DT1:.DT62])" office:value-type="float" office:value="0.370967741935484" calcext:value-type="float">
            <text:p>0.37</text:p>
          </table:table-cell>
          <table:table-cell table:formula="of:=AVERAGE([.DU1:.DU62])" office:value-type="float" office:value="0.580645161290323" calcext:value-type="float">
            <text:p>0.58</text:p>
          </table:table-cell>
          <table:table-cell table:formula="of:=AVERAGE([.DV1:.DV62])" office:value-type="float" office:value="0.483870967741936" calcext:value-type="float">
            <text:p>0.48</text:p>
          </table:table-cell>
          <table:table-cell table:formula="of:=AVERAGE([.DW1:.DW62])" office:value-type="float" office:value="0.532258064516129" calcext:value-type="float">
            <text:p>0.53</text:p>
          </table:table-cell>
          <table:table-cell table:formula="of:=AVERAGE([.DX1:.DX62])" office:value-type="float" office:value="0.580645161290323" calcext:value-type="float">
            <text:p>0.58</text:p>
          </table:table-cell>
          <table:table-cell table:formula="of:=AVERAGE([.DY1:.DY62])" office:value-type="float" office:value="0.564516129032258" calcext:value-type="float">
            <text:p>0.56</text:p>
          </table:table-cell>
          <table:table-cell table:formula="of:=AVERAGE([.DZ1:.DZ62])" office:value-type="float" office:value="0.451612903225806" calcext:value-type="float">
            <text:p>0.45</text:p>
          </table:table-cell>
          <table:table-cell table:formula="of:=AVERAGE([.EA1:.EA62])" office:value-type="float" office:value="0.661290322580645" calcext:value-type="float">
            <text:p>0.66</text:p>
          </table:table-cell>
          <table:table-cell table:formula="of:=AVERAGE([.EB1:.EB62])" office:value-type="float" office:value="0.693548387096774" calcext:value-type="float">
            <text:p>0.69</text:p>
          </table:table-cell>
          <table:table-cell table:formula="of:=AVERAGE([.EC1:.EC62])" office:value-type="float" office:value="0.612903225806452" calcext:value-type="float">
            <text:p>0.61</text:p>
          </table:table-cell>
          <table:table-cell table:formula="of:=AVERAGE([.ED1:.ED62])" office:value-type="float" office:value="0.532258064516129" calcext:value-type="float">
            <text:p>0.53</text:p>
          </table:table-cell>
          <table:table-cell table:formula="of:=AVERAGE([.EE1:.EE62])" office:value-type="float" office:value="0.67741935483871" calcext:value-type="float">
            <text:p>0.68</text:p>
          </table:table-cell>
          <table:table-cell table:formula="of:=AVERAGE([.EF1:.EF62])" office:value-type="float" office:value="0.774193548387097" calcext:value-type="float">
            <text:p>0.77</text:p>
          </table:table-cell>
          <table:table-cell table:formula="of:=AVERAGE([.EG1:.EG62])" office:value-type="float" office:value="0.516129032258065" calcext:value-type="float">
            <text:p>0.52</text:p>
          </table:table-cell>
          <table:table-cell table:formula="of:=AVERAGE([.EH1:.EH62])" office:value-type="float" office:value="0.564516129032258" calcext:value-type="float">
            <text:p>0.56</text:p>
          </table:table-cell>
          <table:table-cell table:formula="of:=AVERAGE([.EI1:.EI62])" office:value-type="float" office:value="0.612903225806452" calcext:value-type="float">
            <text:p>0.61</text:p>
          </table:table-cell>
          <table:table-cell table:formula="of:=AVERAGE([.EJ1:.EJ62])" office:value-type="float" office:value="0.564516129032258" calcext:value-type="float">
            <text:p>0.56</text:p>
          </table:table-cell>
          <table:table-cell table:formula="of:=AVERAGE([.EK1:.EK62])" office:value-type="float" office:value="0.532258064516129" calcext:value-type="float">
            <text:p>0.53</text:p>
          </table:table-cell>
          <table:table-cell table:formula="of:=AVERAGE([.EL1:.EL62])" office:value-type="float" office:value="0.67741935483871" calcext:value-type="float">
            <text:p>0.68</text:p>
          </table:table-cell>
          <table:table-cell table:formula="of:=AVERAGE([.EM1:.EM62])" office:value-type="float" office:value="0.645161290322581" calcext:value-type="float">
            <text:p>0.65</text:p>
          </table:table-cell>
          <table:table-cell table:formula="of:=AVERAGE([.EN1:.EN62])" office:value-type="float" office:value="0.612903225806452" calcext:value-type="float">
            <text:p>0.61</text:p>
          </table:table-cell>
          <table:table-cell table:formula="of:=AVERAGE([.EO1:.EO62])" office:value-type="float" office:value="0.725806451612903" calcext:value-type="float">
            <text:p>0.73</text:p>
          </table:table-cell>
          <table:table-cell table:formula="of:=AVERAGE([.EP1:.EP62])" office:value-type="float" office:value="0.629032258064516" calcext:value-type="float">
            <text:p>0.63</text:p>
          </table:table-cell>
          <table:table-cell table:formula="of:=AVERAGE([.EQ1:.EQ62])" office:value-type="float" office:value="0.693548387096774" calcext:value-type="float">
            <text:p>0.69</text:p>
          </table:table-cell>
          <table:table-cell table:formula="of:=AVERAGE([.ER1:.ER62])" office:value-type="float" office:value="0.67741935483871" calcext:value-type="float">
            <text:p>0.68</text:p>
          </table:table-cell>
          <table:table-cell table:formula="of:=AVERAGE([.ES1:.ES62])" office:value-type="float" office:value="0.774193548387097" calcext:value-type="float">
            <text:p>0.77</text:p>
          </table:table-cell>
          <table:table-cell table:formula="of:=AVERAGE([.ET1:.ET62])" office:value-type="float" office:value="0.709677419354839" calcext:value-type="float">
            <text:p>0.71</text:p>
          </table:table-cell>
          <table:table-cell table:formula="of:=AVERAGE([.EU1:.EU62])" office:value-type="float" office:value="0.806451612903226" calcext:value-type="float">
            <text:p>0.81</text:p>
          </table:table-cell>
          <table:table-cell table:formula="of:=AVERAGE([.EV1:.EV62])" office:value-type="float" office:value="0.725806451612903" calcext:value-type="float">
            <text:p>0.73</text:p>
          </table:table-cell>
          <table:table-cell table:formula="of:=AVERAGE([.EW1:.EW62])" office:value-type="float" office:value="0.709677419354839" calcext:value-type="float">
            <text:p>0.71</text:p>
          </table:table-cell>
          <table:table-cell table:formula="of:=AVERAGE([.EX1:.EX62])" office:value-type="float" office:value="0.725806451612903" calcext:value-type="float">
            <text:p>0.73</text:p>
          </table:table-cell>
          <table:table-cell table:formula="of:=AVERAGE([.EY1:.EY62])" office:value-type="float" office:value="0.838709677419355" calcext:value-type="float">
            <text:p>0.84</text:p>
          </table:table-cell>
          <table:table-cell table:formula="of:=AVERAGE([.EZ1:.EZ62])" office:value-type="float" office:value="0.806451612903226" calcext:value-type="float">
            <text:p>0.81</text:p>
          </table:table-cell>
          <table:table-cell table:formula="of:=AVERAGE([.FA1:.FA62])" office:value-type="float" office:value="0.67741935483871" calcext:value-type="float">
            <text:p>0.68</text:p>
          </table:table-cell>
          <table:table-cell table:formula="of:=AVERAGE([.FB1:.FB62])" office:value-type="float" office:value="0.870967741935484" calcext:value-type="float">
            <text:p>0.87</text:p>
          </table:table-cell>
          <table:table-cell table:formula="of:=AVERAGE([.FC1:.FC62])" office:value-type="float" office:value="0.758064516129032" calcext:value-type="float">
            <text:p>0.76</text:p>
          </table:table-cell>
          <table:table-cell table:formula="of:=AVERAGE([.FD1:.FD62])" office:value-type="float" office:value="0.693548387096774" calcext:value-type="float">
            <text:p>0.69</text:p>
          </table:table-cell>
          <table:table-cell table:formula="of:=AVERAGE([.FE1:.FE62])" office:value-type="float" office:value="0.870967741935484" calcext:value-type="float">
            <text:p>0.87</text:p>
          </table:table-cell>
          <table:table-cell table:formula="of:=AVERAGE([.FF1:.FF62])" office:value-type="float" office:value="0.741935483870968" calcext:value-type="float">
            <text:p>0.74</text:p>
          </table:table-cell>
          <table:table-cell table:formula="of:=AVERAGE([.FG1:.FG62])" office:value-type="float" office:value="0.806451612903226" calcext:value-type="float">
            <text:p>0.81</text:p>
          </table:table-cell>
          <table:table-cell table:formula="of:=AVERAGE([.FH1:.FH62])" office:value-type="float" office:value="0.790322580645161" calcext:value-type="float">
            <text:p>0.79</text:p>
          </table:table-cell>
          <table:table-cell table:formula="of:=AVERAGE([.FI1:.FI62])" office:value-type="float" office:value="0.935483870967742" calcext:value-type="float">
            <text:p>0.94</text:p>
          </table:table-cell>
          <table:table-cell table:formula="of:=AVERAGE([.FJ1:.FJ62])" office:value-type="float" office:value="0.790322580645161" calcext:value-type="float">
            <text:p>0.79</text:p>
          </table:table-cell>
          <table:table-cell table:formula="of:=AVERAGE([.FK1:.FK62])" office:value-type="float" office:value="0.774193548387097" calcext:value-type="float">
            <text:p>0.77</text:p>
          </table:table-cell>
          <table:table-cell table:formula="of:=AVERAGE([.FL1:.FL62])" office:value-type="float" office:value="0.854838709677419" calcext:value-type="float">
            <text:p>0.85</text:p>
          </table:table-cell>
          <table:table-cell table:formula="of:=AVERAGE([.FM1:.FM62])" office:value-type="float" office:value="0.838709677419355" calcext:value-type="float">
            <text:p>0.84</text:p>
          </table:table-cell>
          <table:table-cell table:formula="of:=AVERAGE([.FN1:.FN62])" office:value-type="float" office:value="0.903225806451613" calcext:value-type="float">
            <text:p>0.9</text:p>
          </table:table-cell>
          <table:table-cell table:formula="of:=AVERAGE([.FO1:.FO62])" office:value-type="float" office:value="0.903225806451613" calcext:value-type="float">
            <text:p>0.9</text:p>
          </table:table-cell>
          <table:table-cell table:formula="of:=AVERAGE([.FP1:.FP62])" office:value-type="float" office:value="0.919354838709677" calcext:value-type="float">
            <text:p>0.92</text:p>
          </table:table-cell>
          <table:table-cell table:formula="of:=AVERAGE([.FQ1:.FQ62])" office:value-type="float" office:value="0.806451612903226" calcext:value-type="float">
            <text:p>0.81</text:p>
          </table:table-cell>
          <table:table-cell table:formula="of:=AVERAGE([.FR1:.FR62])" office:value-type="float" office:value="0.967741935483871" calcext:value-type="float">
            <text:p>0.97</text:p>
          </table:table-cell>
          <table:table-cell table:formula="of:=AVERAGE([.FS1:.FS62])" office:value-type="float" office:value="0.790322580645161" calcext:value-type="float">
            <text:p>0.79</text:p>
          </table:table-cell>
          <table:table-cell table:formula="of:=AVERAGE([.FT1:.FT62])" office:value-type="float" office:value="0.919354838709677" calcext:value-type="float">
            <text:p>0.92</text:p>
          </table:table-cell>
          <table:table-cell table:formula="of:=AVERAGE([.FU1:.FU62])" office:value-type="float" office:value="1" calcext:value-type="float">
            <text:p>1</text:p>
          </table:table-cell>
          <table:table-cell table:formula="of:=AVERAGE([.FV1:.FV62])" office:value-type="float" office:value="0.919354838709677" calcext:value-type="float">
            <text:p>0.92</text:p>
          </table:table-cell>
          <table:table-cell table:formula="of:=AVERAGE([.FW1:.FW62])" office:value-type="float" office:value="0.854838709677419" calcext:value-type="float">
            <text:p>0.85</text:p>
          </table:table-cell>
          <table:table-cell table:formula="of:=AVERAGE([.FX1:.FX62])" office:value-type="float" office:value="0.919354838709677" calcext:value-type="float">
            <text:p>0.92</text:p>
          </table:table-cell>
          <table:table-cell table:formula="of:=AVERAGE([.FY1:.FY62])" office:value-type="float" office:value="0.903225806451613" calcext:value-type="float">
            <text:p>0.9</text:p>
          </table:table-cell>
          <table:table-cell table:formula="of:=AVERAGE([.FZ1:.FZ62])" office:value-type="float" office:value="0.951612903225806" calcext:value-type="float">
            <text:p>0.95</text:p>
          </table:table-cell>
          <table:table-cell table:formula="of:=AVERAGE([.GA1:.GA62])" office:value-type="float" office:value="1.08064516129032" calcext:value-type="float">
            <text:p>1.08</text:p>
          </table:table-cell>
          <table:table-cell table:formula="of:=AVERAGE([.GB1:.GB62])" office:value-type="float" office:value="0.935483870967742" calcext:value-type="float">
            <text:p>0.94</text:p>
          </table:table-cell>
          <table:table-cell table:formula="of:=AVERAGE([.GC1:.GC62])" office:value-type="float" office:value="0.903225806451613" calcext:value-type="float">
            <text:p>0.9</text:p>
          </table:table-cell>
          <table:table-cell table:formula="of:=AVERAGE([.GD1:.GD62])" office:value-type="float" office:value="1.03225806451613" calcext:value-type="float">
            <text:p>1.03</text:p>
          </table:table-cell>
          <table:table-cell table:formula="of:=AVERAGE([.GE1:.GE62])" office:value-type="float" office:value="1.06451612903226" calcext:value-type="float">
            <text:p>1.06</text:p>
          </table:table-cell>
          <table:table-cell table:formula="of:=AVERAGE([.GF1:.GF62])" office:value-type="float" office:value="0.935483870967742" calcext:value-type="float">
            <text:p>0.94</text:p>
          </table:table-cell>
          <table:table-cell table:formula="of:=AVERAGE([.GG1:.GG62])" office:value-type="float" office:value="1.03225806451613" calcext:value-type="float">
            <text:p>1.03</text:p>
          </table:table-cell>
          <table:table-cell table:formula="of:=AVERAGE([.GH1:.GH62])" office:value-type="float" office:value="0.935483870967742" calcext:value-type="float">
            <text:p>0.94</text:p>
          </table:table-cell>
          <table:table-cell table:formula="of:=AVERAGE([.GI1:.GI62])" office:value-type="float" office:value="1.06451612903226" calcext:value-type="float">
            <text:p>1.06</text:p>
          </table:table-cell>
          <table:table-cell table:formula="of:=AVERAGE([.GJ1:.GJ62])" office:value-type="float" office:value="1.03225806451613" calcext:value-type="float">
            <text:p>1.03</text:p>
          </table:table-cell>
          <table:table-cell table:formula="of:=AVERAGE([.GK1:.GK62])" office:value-type="float" office:value="1.09677419354839" calcext:value-type="float">
            <text:p>1.1</text:p>
          </table:table-cell>
          <table:table-cell table:formula="of:=AVERAGE([.GL1:.GL62])" office:value-type="float" office:value="0.887096774193548" calcext:value-type="float">
            <text:p>0.89</text:p>
          </table:table-cell>
          <table:table-cell table:formula="of:=AVERAGE([.GM1:.GM62])" office:value-type="float" office:value="0.919354838709677" calcext:value-type="float">
            <text:p>0.92</text:p>
          </table:table-cell>
          <table:table-cell table:formula="of:=AVERAGE([.GN1:.GN62])" office:value-type="float" office:value="1.14516129032258" calcext:value-type="float">
            <text:p>1.15</text:p>
          </table:table-cell>
          <table:table-cell table:formula="of:=AVERAGE([.GO1:.GO62])" office:value-type="float" office:value="1.12903225806452" calcext:value-type="float">
            <text:p>1.13</text:p>
          </table:table-cell>
          <table:table-cell table:formula="of:=AVERAGE([.GP1:.GP62])" office:value-type="float" office:value="1" calcext:value-type="float">
            <text:p>1</text:p>
          </table:table-cell>
          <table:table-cell table:formula="of:=AVERAGE([.GQ1:.GQ62])" office:value-type="float" office:value="0.983870967741935" calcext:value-type="float">
            <text:p>0.98</text:p>
          </table:table-cell>
          <table:table-cell table:formula="of:=AVERAGE([.GR1:.GR62])" office:value-type="float" office:value="1.11290322580645" calcext:value-type="float">
            <text:p>1.11</text:p>
          </table:table-cell>
          <table:table-cell table:formula="of:=AVERAGE([.GS1:.GS62])" office:value-type="float" office:value="1.09677419354839" calcext:value-type="float">
            <text:p>1.1</text:p>
          </table:table-cell>
          <table:table-cell table:formula="of:=AVERAGE([.GT1:.GT62])" office:value-type="float" office:value="1.11290322580645" calcext:value-type="float">
            <text:p>1.11</text:p>
          </table:table-cell>
          <table:table-cell table:formula="of:=AVERAGE([.GU1:.GU62])" office:value-type="float" office:value="1.04838709677419" calcext:value-type="float">
            <text:p>1.05</text:p>
          </table:table-cell>
          <table:table-cell table:formula="of:=AVERAGE([.GV1:.GV62])" office:value-type="float" office:value="1.16129032258065" calcext:value-type="float">
            <text:p>1.16</text:p>
          </table:table-cell>
          <table:table-cell table:formula="of:=AVERAGE([.GW1:.GW62])" office:value-type="float" office:value="1.01612903225806" calcext:value-type="float">
            <text:p>1.02</text:p>
          </table:table-cell>
          <table:table-cell table:formula="of:=AVERAGE([.GX1:.GX62])" office:value-type="float" office:value="1.17741935483871" calcext:value-type="float">
            <text:p>1.18</text:p>
          </table:table-cell>
          <table:table-cell table:formula="of:=AVERAGE([.GY1:.GY62])" office:value-type="float" office:value="1.14516129032258" calcext:value-type="float">
            <text:p>1.15</text:p>
          </table:table-cell>
          <table:table-cell table:formula="of:=AVERAGE([.GZ1:.GZ62])" office:value-type="float" office:value="1.17741935483871" calcext:value-type="float">
            <text:p>1.18</text:p>
          </table:table-cell>
          <table:table-cell table:formula="of:=AVERAGE([.HA1:.HA62])" office:value-type="float" office:value="1.19354838709677" calcext:value-type="float">
            <text:p>1.19</text:p>
          </table:table-cell>
          <table:table-cell table:formula="of:=AVERAGE([.HB1:.HB62])" office:value-type="float" office:value="0.967741935483871" calcext:value-type="float">
            <text:p>0.97</text:p>
          </table:table-cell>
          <table:table-cell table:formula="of:=AVERAGE([.HC1:.HC62])" office:value-type="float" office:value="1.25806451612903" calcext:value-type="float">
            <text:p>1.26</text:p>
          </table:table-cell>
          <table:table-cell table:formula="of:=AVERAGE([.HD1:.HD62])" office:value-type="float" office:value="1.20967741935484" calcext:value-type="float">
            <text:p>1.21</text:p>
          </table:table-cell>
          <table:table-cell table:formula="of:=AVERAGE([.HE1:.HE62])" office:value-type="float" office:value="1.12903225806452" calcext:value-type="float">
            <text:p>1.13</text:p>
          </table:table-cell>
          <table:table-cell table:formula="of:=AVERAGE([.HF1:.HF62])" office:value-type="float" office:value="1.11290322580645" calcext:value-type="float">
            <text:p>1.11</text:p>
          </table:table-cell>
          <table:table-cell table:formula="of:=AVERAGE([.HG1:.HG62])" office:value-type="float" office:value="1.17741935483871" calcext:value-type="float">
            <text:p>1.18</text:p>
          </table:table-cell>
          <table:table-cell table:formula="of:=AVERAGE([.HH1:.HH62])" office:value-type="float" office:value="1.16129032258065" calcext:value-type="float">
            <text:p>1.16</text:p>
          </table:table-cell>
          <table:table-cell table:formula="of:=AVERAGE([.HI1:.HI62])" office:value-type="float" office:value="1.2258064516129" calcext:value-type="float">
            <text:p>1.23</text:p>
          </table:table-cell>
          <table:table-cell table:formula="of:=AVERAGE([.HJ1:.HJ62])" office:value-type="float" office:value="1.25806451612903" calcext:value-type="float">
            <text:p>1.26</text:p>
          </table:table-cell>
          <table:table-cell table:formula="of:=AVERAGE([.HK1:.HK62])" office:value-type="float" office:value="1.19354838709677" calcext:value-type="float">
            <text:p>1.19</text:p>
          </table:table-cell>
          <table:table-cell table:formula="of:=AVERAGE([.HL1:.HL62])" office:value-type="float" office:value="1.12903225806452" calcext:value-type="float">
            <text:p>1.13</text:p>
          </table:table-cell>
          <table:table-cell table:formula="of:=AVERAGE([.HM1:.HM62])" office:value-type="float" office:value="1.20967741935484" calcext:value-type="float">
            <text:p>1.21</text:p>
          </table:table-cell>
          <table:table-cell table:formula="of:=AVERAGE([.HN1:.HN62])" office:value-type="float" office:value="1.20967741935484" calcext:value-type="float">
            <text:p>1.21</text:p>
          </table:table-cell>
          <table:table-cell table:formula="of:=AVERAGE([.HO1:.HO62])" office:value-type="float" office:value="1.2258064516129" calcext:value-type="float">
            <text:p>1.23</text:p>
          </table:table-cell>
          <table:table-cell table:formula="of:=AVERAGE([.HP1:.HP62])" office:value-type="float" office:value="1.20967741935484" calcext:value-type="float">
            <text:p>1.21</text:p>
          </table:table-cell>
          <table:table-cell table:formula="of:=AVERAGE([.HQ1:.HQ62])" office:value-type="float" office:value="1.17741935483871" calcext:value-type="float">
            <text:p>1.18</text:p>
          </table:table-cell>
          <table:table-cell table:formula="of:=AVERAGE([.HR1:.HR62])" office:value-type="float" office:value="1.25806451612903" calcext:value-type="float">
            <text:p>1.26</text:p>
          </table:table-cell>
          <table:table-cell table:formula="of:=AVERAGE([.HS1:.HS62])" office:value-type="float" office:value="1.30645161290323" calcext:value-type="float">
            <text:p>1.31</text:p>
          </table:table-cell>
          <table:table-cell table:formula="of:=AVERAGE([.HT1:.HT62])" office:value-type="float" office:value="1.20967741935484" calcext:value-type="float">
            <text:p>1.21</text:p>
          </table:table-cell>
          <table:table-cell table:formula="of:=AVERAGE([.HU1:.HU62])" office:value-type="float" office:value="1.29032258064516" calcext:value-type="float">
            <text:p>1.29</text:p>
          </table:table-cell>
          <table:table-cell table:formula="of:=AVERAGE([.HV1:.HV62])" office:value-type="float" office:value="1.35483870967742" calcext:value-type="float">
            <text:p>1.35</text:p>
          </table:table-cell>
          <table:table-cell table:formula="of:=AVERAGE([.HW1:.HW62])" office:value-type="float" office:value="1.20967741935484" calcext:value-type="float">
            <text:p>1.21</text:p>
          </table:table-cell>
          <table:table-cell table:formula="of:=AVERAGE([.HX1:.HX62])" office:value-type="float" office:value="1.30645161290323" calcext:value-type="float">
            <text:p>1.31</text:p>
          </table:table-cell>
          <table:table-cell table:formula="of:=AVERAGE([.HY1:.HY62])" office:value-type="float" office:value="1.56451612903226" calcext:value-type="float">
            <text:p>1.56</text:p>
          </table:table-cell>
          <table:table-cell table:formula="of:=AVERAGE([.HZ1:.HZ62])" office:value-type="float" office:value="1.33870967741935" calcext:value-type="float">
            <text:p>1.34</text:p>
          </table:table-cell>
          <table:table-cell table:formula="of:=AVERAGE([.IA1:.IA62])" office:value-type="float" office:value="1.33870967741935" calcext:value-type="float">
            <text:p>1.34</text:p>
          </table:table-cell>
          <table:table-cell table:formula="of:=AVERAGE([.IB1:.IB62])" office:value-type="float" office:value="1.29032258064516" calcext:value-type="float">
            <text:p>1.29</text:p>
          </table:table-cell>
          <table:table-cell table:formula="of:=AVERAGE([.IC1:.IC62])" office:value-type="float" office:value="1.32258064516129" calcext:value-type="float">
            <text:p>1.32</text:p>
          </table:table-cell>
          <table:table-cell table:formula="of:=AVERAGE([.ID1:.ID62])" office:value-type="float" office:value="1.33870967741935" calcext:value-type="float">
            <text:p>1.34</text:p>
          </table:table-cell>
          <table:table-cell table:formula="of:=AVERAGE([.IE1:.IE62])" office:value-type="float" office:value="1.61290322580645" calcext:value-type="float">
            <text:p>1.61</text:p>
          </table:table-cell>
          <table:table-cell table:formula="of:=AVERAGE([.IF1:.IF62])" office:value-type="float" office:value="1.24193548387097" calcext:value-type="float">
            <text:p>1.24</text:p>
          </table:table-cell>
          <table:table-cell table:formula="of:=AVERAGE([.IG1:.IG62])" office:value-type="float" office:value="1.48387096774194" calcext:value-type="float">
            <text:p>1.48</text:p>
          </table:table-cell>
          <table:table-cell table:formula="of:=AVERAGE([.IH1:.IH62])" office:value-type="float" office:value="1.41935483870968" calcext:value-type="float">
            <text:p>1.42</text:p>
          </table:table-cell>
          <table:table-cell table:formula="of:=AVERAGE([.II1:.II62])" office:value-type="float" office:value="1.62903225806452" calcext:value-type="float">
            <text:p>1.63</text:p>
          </table:table-cell>
          <table:table-cell table:formula="of:=AVERAGE([.IJ1:.IJ62])" office:value-type="float" office:value="1.37096774193548" calcext:value-type="float">
            <text:p>1.37</text:p>
          </table:table-cell>
          <table:table-cell table:formula="of:=AVERAGE([.IK1:.IK62])" office:value-type="float" office:value="1.61290322580645" calcext:value-type="float">
            <text:p>1.61</text:p>
          </table:table-cell>
          <table:table-cell table:formula="of:=AVERAGE([.IL1:.IL62])" office:value-type="float" office:value="1.51612903225806" calcext:value-type="float">
            <text:p>1.52</text:p>
          </table:table-cell>
          <table:table-cell table:formula="of:=AVERAGE([.IM1:.IM62])" office:value-type="float" office:value="1.45161290322581" calcext:value-type="float">
            <text:p>1.45</text:p>
          </table:table-cell>
          <table:table-cell table:formula="of:=AVERAGE([.IN1:.IN62])" office:value-type="float" office:value="1.32258064516129" calcext:value-type="float">
            <text:p>1.32</text:p>
          </table:table-cell>
          <table:table-cell table:formula="of:=AVERAGE([.IO1:.IO62])" office:value-type="float" office:value="1.41935483870968" calcext:value-type="float">
            <text:p>1.42</text:p>
          </table:table-cell>
          <table:table-cell table:formula="of:=AVERAGE([.IP1:.IP62])" office:value-type="float" office:value="1.33870967741935" calcext:value-type="float">
            <text:p>1.34</text:p>
          </table:table-cell>
          <table:table-cell table:formula="of:=AVERAGE([.IQ1:.IQ62])" office:value-type="float" office:value="1.41935483870968" calcext:value-type="float">
            <text:p>1.42</text:p>
          </table:table-cell>
          <table:table-cell table:formula="of:=AVERAGE([.IR1:.IR62])" office:value-type="float" office:value="1.59677419354839" calcext:value-type="float">
            <text:p>1.6</text:p>
          </table:table-cell>
          <table:table-cell table:formula="of:=AVERAGE([.IS1:.IS62])" office:value-type="float" office:value="1.69354838709677" calcext:value-type="float">
            <text:p>1.69</text:p>
          </table:table-cell>
          <table:table-cell table:formula="of:=AVERAGE([.IT1:.IT62])" office:value-type="float" office:value="1.56451612903226" calcext:value-type="float">
            <text:p>1.56</text:p>
          </table:table-cell>
          <table:table-cell table:formula="of:=AVERAGE([.IU1:.IU62])" office:value-type="float" office:value="1.45161290322581" calcext:value-type="float">
            <text:p>1.45</text:p>
          </table:table-cell>
          <table:table-cell table:formula="of:=AVERAGE([.IV1:.IV62])" office:value-type="float" office:value="1.61290322580645" calcext:value-type="float">
            <text:p>1.61</text:p>
          </table:table-cell>
          <table:table-cell table:formula="of:=AVERAGE([.IW1:.IW62])" office:value-type="float" office:value="1.56451612903226" calcext:value-type="float">
            <text:p>1.56</text:p>
          </table:table-cell>
          <table:table-cell table:formula="of:=AVERAGE([.IX1:.IX62])" office:value-type="float" office:value="1.67741935483871" calcext:value-type="float">
            <text:p>1.68</text:p>
          </table:table-cell>
          <table:table-cell table:formula="of:=AVERAGE([.IY1:.IY62])" office:value-type="float" office:value="1.7741935483871" calcext:value-type="float">
            <text:p>1.77</text:p>
          </table:table-cell>
          <table:table-cell table:formula="of:=AVERAGE([.IZ1:.IZ62])" office:value-type="float" office:value="1.54838709677419" calcext:value-type="float">
            <text:p>1.55</text:p>
          </table:table-cell>
          <table:table-cell table:formula="of:=AVERAGE([.JA1:.JA62])" office:value-type="float" office:value="1.75806451612903" calcext:value-type="float">
            <text:p>1.76</text:p>
          </table:table-cell>
          <table:table-cell table:formula="of:=AVERAGE([.JB1:.JB62])" office:value-type="float" office:value="1.59677419354839" calcext:value-type="float">
            <text:p>1.6</text:p>
          </table:table-cell>
          <table:table-cell table:formula="of:=AVERAGE([.JC1:.JC62])" office:value-type="float" office:value="1.48387096774194" calcext:value-type="float">
            <text:p>1.48</text:p>
          </table:table-cell>
          <table:table-cell table:formula="of:=AVERAGE([.JD1:.JD62])" office:value-type="float" office:value="1.54838709677419" calcext:value-type="float">
            <text:p>1.55</text:p>
          </table:table-cell>
          <table:table-cell table:formula="of:=AVERAGE([.JE1:.JE62])" office:value-type="float" office:value="1.75806451612903" calcext:value-type="float">
            <text:p>1.76</text:p>
          </table:table-cell>
          <table:table-cell table:formula="of:=AVERAGE([.JF1:.JF62])" office:value-type="float" office:value="1.70967741935484" calcext:value-type="float">
            <text:p>1.71</text:p>
          </table:table-cell>
          <table:table-cell table:formula="of:=AVERAGE([.JG1:.JG62])" office:value-type="float" office:value="1.51612903225806" calcext:value-type="float">
            <text:p>1.52</text:p>
          </table:table-cell>
          <table:table-cell table:formula="of:=AVERAGE([.JH1:.JH62])" office:value-type="float" office:value="1.62903225806452" calcext:value-type="float">
            <text:p>1.63</text:p>
          </table:table-cell>
          <table:table-cell table:formula="of:=AVERAGE([.JI1:.JI62])" office:value-type="float" office:value="1.64516129032258" calcext:value-type="float">
            <text:p>1.65</text:p>
          </table:table-cell>
          <table:table-cell table:formula="of:=AVERAGE([.JJ1:.JJ62])" office:value-type="float" office:value="1.85483870967742" calcext:value-type="float">
            <text:p>1.85</text:p>
          </table:table-cell>
          <table:table-cell table:formula="of:=AVERAGE([.JK1:.JK62])" office:value-type="float" office:value="1.74193548387097" calcext:value-type="float">
            <text:p>1.74</text:p>
          </table:table-cell>
          <table:table-cell table:formula="of:=AVERAGE([.JL1:.JL62])" office:value-type="float" office:value="1.66129032258065" calcext:value-type="float">
            <text:p>1.66</text:p>
          </table:table-cell>
          <table:table-cell table:formula="of:=AVERAGE([.JM1:.JM62])" office:value-type="float" office:value="1.67741935483871" calcext:value-type="float">
            <text:p>1.68</text:p>
          </table:table-cell>
          <table:table-cell table:formula="of:=AVERAGE([.JN1:.JN62])" office:value-type="float" office:value="1.80645161290323" calcext:value-type="float">
            <text:p>1.81</text:p>
          </table:table-cell>
          <table:table-cell table:formula="of:=AVERAGE([.JO1:.JO62])" office:value-type="float" office:value="1.75806451612903" calcext:value-type="float">
            <text:p>1.76</text:p>
          </table:table-cell>
          <table:table-cell table:formula="of:=AVERAGE([.JP1:.JP62])" office:value-type="float" office:value="1.75806451612903" calcext:value-type="float">
            <text:p>1.76</text:p>
          </table:table-cell>
          <table:table-cell table:formula="of:=AVERAGE([.JQ1:.JQ62])" office:value-type="float" office:value="1.7741935483871" calcext:value-type="float">
            <text:p>1.77</text:p>
          </table:table-cell>
          <table:table-cell table:formula="of:=AVERAGE([.JR1:.JR62])" office:value-type="float" office:value="1.82258064516129" calcext:value-type="float">
            <text:p>1.82</text:p>
          </table:table-cell>
          <table:table-cell table:formula="of:=AVERAGE([.JS1:.JS62])" office:value-type="float" office:value="1.69354838709677" calcext:value-type="float">
            <text:p>1.69</text:p>
          </table:table-cell>
          <table:table-cell table:formula="of:=AVERAGE([.JT1:.JT62])" office:value-type="float" office:value="1.88709677419355" calcext:value-type="float">
            <text:p>1.89</text:p>
          </table:table-cell>
          <table:table-cell table:formula="of:=AVERAGE([.JU1:.JU62])" office:value-type="float" office:value="1.82258064516129" calcext:value-type="float">
            <text:p>1.82</text:p>
          </table:table-cell>
          <table:table-cell table:formula="of:=AVERAGE([.JV1:.JV62])" office:value-type="float" office:value="1.75806451612903" calcext:value-type="float">
            <text:p>1.76</text:p>
          </table:table-cell>
          <table:table-cell table:formula="of:=AVERAGE([.JW1:.JW62])" office:value-type="float" office:value="1.85483870967742" calcext:value-type="float">
            <text:p>1.85</text:p>
          </table:table-cell>
          <table:table-cell table:formula="of:=AVERAGE([.JX1:.JX62])" office:value-type="float" office:value="1.90322580645161" calcext:value-type="float">
            <text:p>1.9</text:p>
          </table:table-cell>
          <table:table-cell table:formula="of:=AVERAGE([.JY1:.JY62])" office:value-type="float" office:value="1.70967741935484" calcext:value-type="float">
            <text:p>1.71</text:p>
          </table:table-cell>
          <table:table-cell table:formula="of:=AVERAGE([.JZ1:.JZ62])" office:value-type="float" office:value="1.74193548387097" calcext:value-type="float">
            <text:p>1.74</text:p>
          </table:table-cell>
          <table:table-cell table:formula="of:=AVERAGE([.KA1:.KA62])" office:value-type="float" office:value="2.08064516129032" calcext:value-type="float">
            <text:p>2.08</text:p>
          </table:table-cell>
          <table:table-cell table:formula="of:=AVERAGE([.KB1:.KB62])" office:value-type="float" office:value="1.88709677419355" calcext:value-type="float">
            <text:p>1.89</text:p>
          </table:table-cell>
          <table:table-cell table:formula="of:=AVERAGE([.KC1:.KC62])" office:value-type="float" office:value="1.80645161290323" calcext:value-type="float">
            <text:p>1.81</text:p>
          </table:table-cell>
          <table:table-cell table:formula="of:=AVERAGE([.KD1:.KD62])" office:value-type="float" office:value="1.95161290322581" calcext:value-type="float">
            <text:p>1.95</text:p>
          </table:table-cell>
          <table:table-cell table:formula="of:=AVERAGE([.KE1:.KE62])" office:value-type="float" office:value="1.74193548387097" calcext:value-type="float">
            <text:p>1.74</text:p>
          </table:table-cell>
          <table:table-cell table:formula="of:=AVERAGE([.KF1:.KF62])" office:value-type="float" office:value="1.79032258064516" calcext:value-type="float">
            <text:p>1.79</text:p>
          </table:table-cell>
          <table:table-cell table:formula="of:=AVERAGE([.KG1:.KG62])" office:value-type="float" office:value="1.82258064516129" calcext:value-type="float">
            <text:p>1.82</text:p>
          </table:table-cell>
          <table:table-cell table:formula="of:=AVERAGE([.KH1:.KH62])" office:value-type="float" office:value="2.04838709677419" calcext:value-type="float">
            <text:p>2.05</text:p>
          </table:table-cell>
          <table:table-cell table:formula="of:=AVERAGE([.KI1:.KI62])" office:value-type="float" office:value="1.90322580645161" calcext:value-type="float">
            <text:p>1.9</text:p>
          </table:table-cell>
          <table:table-cell table:formula="of:=AVERAGE([.KJ1:.KJ62])" office:value-type="float" office:value="1.93548387096774" calcext:value-type="float">
            <text:p>1.94</text:p>
          </table:table-cell>
          <table:table-cell table:formula="of:=AVERAGE([.KK1:.KK62])" office:value-type="float" office:value="1.91935483870968" calcext:value-type="float">
            <text:p>1.92</text:p>
          </table:table-cell>
          <table:table-cell table:formula="of:=AVERAGE([.KL1:.KL62])" office:value-type="float" office:value="2.08064516129032" calcext:value-type="float">
            <text:p>2.08</text:p>
          </table:table-cell>
          <table:table-cell table:formula="of:=AVERAGE([.KM1:.KM62])" office:value-type="float" office:value="2.09677419354839" calcext:value-type="float">
            <text:p>2.1</text:p>
          </table:table-cell>
          <table:table-cell table:formula="of:=AVERAGE([.KN1:.KN62])" office:value-type="float" office:value="1.95161290322581" calcext:value-type="float">
            <text:p>1.95</text:p>
          </table:table-cell>
          <table:table-cell table:formula="of:=AVERAGE([.KO1:.KO62])" office:value-type="float" office:value="2.14516129032258" calcext:value-type="float">
            <text:p>2.15</text:p>
          </table:table-cell>
          <table:table-cell table:formula="of:=AVERAGE([.KP1:.KP62])" office:value-type="float" office:value="2.01612903225806" calcext:value-type="float">
            <text:p>2.02</text:p>
          </table:table-cell>
          <table:table-cell table:formula="of:=AVERAGE([.KQ1:.KQ62])" office:value-type="float" office:value="2.09677419354839" calcext:value-type="float">
            <text:p>2.1</text:p>
          </table:table-cell>
          <table:table-cell table:formula="of:=AVERAGE([.KR1:.KR62])" office:value-type="float" office:value="1.91935483870968" calcext:value-type="float">
            <text:p>1.92</text:p>
          </table:table-cell>
          <table:table-cell table:formula="of:=AVERAGE([.KS1:.KS62])" office:value-type="float" office:value="1.91935483870968" calcext:value-type="float">
            <text:p>1.92</text:p>
          </table:table-cell>
          <table:table-cell table:formula="of:=AVERAGE([.KT1:.KT62])" office:value-type="float" office:value="2.19354838709677" calcext:value-type="float">
            <text:p>2.19</text:p>
          </table:table-cell>
          <table:table-cell table:formula="of:=AVERAGE([.KU1:.KU62])" office:value-type="float" office:value="2" calcext:value-type="float">
            <text:p>2</text:p>
          </table:table-cell>
          <table:table-cell table:formula="of:=AVERAGE([.KV1:.KV62])" office:value-type="float" office:value="2" calcext:value-type="float">
            <text:p>2</text:p>
          </table:table-cell>
          <table:table-cell table:formula="of:=AVERAGE([.KW1:.KW62])" office:value-type="float" office:value="1.96774193548387" calcext:value-type="float">
            <text:p>1.97</text:p>
          </table:table-cell>
          <table:table-cell table:formula="of:=AVERAGE([.KX1:.KX62])" office:value-type="float" office:value="2.08064516129032" calcext:value-type="float">
            <text:p>2.08</text:p>
          </table:table-cell>
          <table:table-cell table:formula="of:=AVERAGE([.KY1:.KY62])" office:value-type="float" office:value="2.16129032258064" calcext:value-type="float">
            <text:p>2.16</text:p>
          </table:table-cell>
          <table:table-cell table:formula="of:=AVERAGE([.KZ1:.KZ62])" office:value-type="float" office:value="2.09677419354839" calcext:value-type="float">
            <text:p>2.1</text:p>
          </table:table-cell>
          <table:table-cell table:formula="of:=AVERAGE([.LA1:.LA62])" office:value-type="float" office:value="2.17741935483871" calcext:value-type="float">
            <text:p>2.18</text:p>
          </table:table-cell>
          <table:table-cell table:formula="of:=AVERAGE([.LB1:.LB62])" office:value-type="float" office:value="2.08064516129032" calcext:value-type="float">
            <text:p>2.08</text:p>
          </table:table-cell>
          <table:table-cell table:formula="of:=AVERAGE([.LC1:.LC62])" office:value-type="float" office:value="1.88709677419355" calcext:value-type="float">
            <text:p>1.89</text:p>
          </table:table-cell>
          <table:table-cell table:formula="of:=AVERAGE([.LD1:.LD62])" office:value-type="float" office:value="2.48387096774194" calcext:value-type="float">
            <text:p>2.48</text:p>
          </table:table-cell>
          <table:table-cell table:formula="of:=AVERAGE([.LE1:.LE62])" office:value-type="float" office:value="2.01612903225806" calcext:value-type="float">
            <text:p>2.02</text:p>
          </table:table-cell>
          <table:table-cell table:formula="of:=AVERAGE([.LF1:.LF62])" office:value-type="float" office:value="2.25806451612903" calcext:value-type="float">
            <text:p>2.26</text:p>
          </table:table-cell>
          <table:table-cell table:formula="of:=AVERAGE([.LG1:.LG62])" office:value-type="float" office:value="2.32258064516129" calcext:value-type="float">
            <text:p>2.32</text:p>
          </table:table-cell>
          <table:table-cell table:formula="of:=AVERAGE([.LH1:.LH62])" office:value-type="float" office:value="2.04838709677419" calcext:value-type="float">
            <text:p>2.05</text:p>
          </table:table-cell>
          <table:table-cell table:formula="of:=AVERAGE([.LI1:.LI62])" office:value-type="float" office:value="2.20967741935484" calcext:value-type="float">
            <text:p>2.21</text:p>
          </table:table-cell>
          <table:table-cell table:formula="of:=AVERAGE([.LJ1:.LJ62])" office:value-type="float" office:value="2.30645161290323" calcext:value-type="float">
            <text:p>2.31</text:p>
          </table:table-cell>
          <table:table-cell table:formula="of:=AVERAGE([.LK1:.LK62])" office:value-type="float" office:value="2.32258064516129" calcext:value-type="float">
            <text:p>2.32</text:p>
          </table:table-cell>
          <table:table-cell table:formula="of:=AVERAGE([.LL1:.LL62])" office:value-type="float" office:value="2.09677419354839" calcext:value-type="float">
            <text:p>2.1</text:p>
          </table:table-cell>
          <table:table-cell table:formula="of:=AVERAGE([.LM1:.LM62])" office:value-type="float" office:value="2.14516129032258" calcext:value-type="float">
            <text:p>2.15</text:p>
          </table:table-cell>
          <table:table-cell table:formula="of:=AVERAGE([.LN1:.LN62])" office:value-type="float" office:value="2.19354838709677" calcext:value-type="float">
            <text:p>2.19</text:p>
          </table:table-cell>
          <table:table-cell table:formula="of:=AVERAGE([.LO1:.LO62])" office:value-type="float" office:value="2.11290322580645" calcext:value-type="float">
            <text:p>2.11</text:p>
          </table:table-cell>
          <table:table-cell table:formula="of:=AVERAGE([.LP1:.LP62])" office:value-type="float" office:value="2.14516129032258" calcext:value-type="float">
            <text:p>2.15</text:p>
          </table:table-cell>
          <table:table-cell table:formula="of:=AVERAGE([.LQ1:.LQ62])" office:value-type="float" office:value="2.38709677419355" calcext:value-type="float">
            <text:p>2.39</text:p>
          </table:table-cell>
          <table:table-cell table:formula="of:=AVERAGE([.LR1:.LR62])" office:value-type="float" office:value="2.29032258064516" calcext:value-type="float">
            <text:p>2.29</text:p>
          </table:table-cell>
          <table:table-cell table:formula="of:=AVERAGE([.LS1:.LS62])" office:value-type="float" office:value="2.17741935483871" calcext:value-type="float">
            <text:p>2.18</text:p>
          </table:table-cell>
          <table:table-cell table:formula="of:=AVERAGE([.LT1:.LT62])" office:value-type="float" office:value="2.48387096774194" calcext:value-type="float">
            <text:p>2.48</text:p>
          </table:table-cell>
          <table:table-cell table:formula="of:=AVERAGE([.LU1:.LU62])" office:value-type="float" office:value="2.19354838709677" calcext:value-type="float">
            <text:p>2.19</text:p>
          </table:table-cell>
          <table:table-cell table:formula="of:=AVERAGE([.LV1:.LV62])" office:value-type="float" office:value="2.48387096774194" calcext:value-type="float">
            <text:p>2.48</text:p>
          </table:table-cell>
          <table:table-cell table:formula="of:=AVERAGE([.LW1:.LW62])" office:value-type="float" office:value="2.48387096774194" calcext:value-type="float">
            <text:p>2.48</text:p>
          </table:table-cell>
          <table:table-cell table:formula="of:=AVERAGE([.LX1:.LX62])" office:value-type="float" office:value="2.82258064516129" calcext:value-type="float">
            <text:p>2.82</text:p>
          </table:table-cell>
          <table:table-cell table:formula="of:=AVERAGE([.LY1:.LY62])" office:value-type="float" office:value="2.37096774193548" calcext:value-type="float">
            <text:p>2.37</text:p>
          </table:table-cell>
          <table:table-cell table:formula="of:=AVERAGE([.LZ1:.LZ62])" office:value-type="float" office:value="2.62903225806452" calcext:value-type="float">
            <text:p>2.63</text:p>
          </table:table-cell>
          <table:table-cell table:formula="of:=AVERAGE([.MA1:.MA62])" office:value-type="float" office:value="2.33870967741935" calcext:value-type="float">
            <text:p>2.34</text:p>
          </table:table-cell>
          <table:table-cell table:formula="of:=AVERAGE([.MB1:.MB62])" office:value-type="float" office:value="2.51612903225806" calcext:value-type="float">
            <text:p>2.52</text:p>
          </table:table-cell>
          <table:table-cell table:formula="of:=AVERAGE([.MC1:.MC62])" office:value-type="float" office:value="2.79032258064516" calcext:value-type="float">
            <text:p>2.79</text:p>
          </table:table-cell>
          <table:table-cell table:formula="of:=AVERAGE([.MD1:.MD62])" office:value-type="float" office:value="3.24193548387097" calcext:value-type="float">
            <text:p>3.24</text:p>
          </table:table-cell>
          <table:table-cell table:formula="of:=AVERAGE([.ME1:.ME62])" office:value-type="float" office:value="3.37096774193548" calcext:value-type="float">
            <text:p>3.37</text:p>
          </table:table-cell>
          <table:table-cell table:formula="of:=AVERAGE([.MF1:.MF62])" office:value-type="float" office:value="3.11290322580645" calcext:value-type="float">
            <text:p>3.11</text:p>
          </table:table-cell>
          <table:table-cell table:formula="of:=AVERAGE([.MG1:.MG62])" office:value-type="float" office:value="2.74193548387097" calcext:value-type="float">
            <text:p>2.74</text:p>
          </table:table-cell>
          <table:table-cell table:formula="of:=AVERAGE([.MH1:.MH62])" office:value-type="float" office:value="3.30645161290323" calcext:value-type="float">
            <text:p>3.31</text:p>
          </table:table-cell>
          <table:table-cell table:formula="of:=AVERAGE([.MI1:.MI62])" office:value-type="float" office:value="2.98387096774194" calcext:value-type="float">
            <text:p>2.98</text:p>
          </table:table-cell>
          <table:table-cell table:formula="of:=AVERAGE([.MJ1:.MJ62])" office:value-type="float" office:value="3.48387096774194" calcext:value-type="float">
            <text:p>3.48</text:p>
          </table:table-cell>
          <table:table-cell table:formula="of:=AVERAGE([.MK1:.MK62])" office:value-type="float" office:value="2.80645161290323" calcext:value-type="float">
            <text:p>2.81</text:p>
          </table:table-cell>
          <table:table-cell table:formula="of:=AVERAGE([.ML1:.ML62])" office:value-type="float" office:value="3.30645161290323" calcext:value-type="float">
            <text:p>3.31</text:p>
          </table:table-cell>
          <table:table-cell table:formula="of:=AVERAGE([.MM1:.MM62])" office:value-type="float" office:value="3.04838709677419" calcext:value-type="float">
            <text:p>3.05</text:p>
          </table:table-cell>
          <table:table-cell table:formula="of:=AVERAGE([.MN1:.MN62])" office:value-type="float" office:value="3.88709677419355" calcext:value-type="float">
            <text:p>3.89</text:p>
          </table:table-cell>
          <table:table-cell table:formula="of:=AVERAGE([.MO1:.MO62])" office:value-type="float" office:value="3.25806451612903" calcext:value-type="float">
            <text:p>3.26</text:p>
          </table:table-cell>
          <table:table-cell table:formula="of:=AVERAGE([.MP1:.MP62])" office:value-type="float" office:value="2.95161290322581" calcext:value-type="float">
            <text:p>2.95</text:p>
          </table:table-cell>
          <table:table-cell table:formula="of:=AVERAGE([.MQ1:.MQ62])" office:value-type="float" office:value="3.56451612903226" calcext:value-type="float">
            <text:p>3.56</text:p>
          </table:table-cell>
          <table:table-cell table:formula="of:=AVERAGE([.MR1:.MR62])" office:value-type="float" office:value="3.17741935483871" calcext:value-type="float">
            <text:p>3.18</text:p>
          </table:table-cell>
          <table:table-cell table:formula="of:=AVERAGE([.MS1:.MS62])" office:value-type="float" office:value="3.24193548387097" calcext:value-type="float">
            <text:p>3.24</text:p>
          </table:table-cell>
          <table:table-cell table:formula="of:=AVERAGE([.MT1:.MT62])" office:value-type="float" office:value="3.5" calcext:value-type="float">
            <text:p>3.5</text:p>
          </table:table-cell>
          <table:table-cell table:formula="of:=AVERAGE([.MU1:.MU62])" office:value-type="float" office:value="3.35483870967742" calcext:value-type="float">
            <text:p>3.35</text:p>
          </table:table-cell>
          <table:table-cell table:formula="of:=AVERAGE([.MV1:.MV62])" office:value-type="float" office:value="4.14516129032258" calcext:value-type="float">
            <text:p>4.15</text:p>
          </table:table-cell>
          <table:table-cell table:formula="of:=AVERAGE([.MW1:.MW62])" office:value-type="float" office:value="3.74193548387097" calcext:value-type="float">
            <text:p>3.74</text:p>
          </table:table-cell>
          <table:table-cell table:formula="of:=AVERAGE([.MX1:.MX62])" office:value-type="float" office:value="4.59677419354839" calcext:value-type="float">
            <text:p>4.6</text:p>
          </table:table-cell>
          <table:table-cell table:formula="of:=AVERAGE([.MY1:.MY62])" office:value-type="float" office:value="4.35483870967742" calcext:value-type="float">
            <text:p>4.35</text:p>
          </table:table-cell>
          <table:table-cell table:formula="of:=AVERAGE([.MZ1:.MZ62])" office:value-type="float" office:value="4.11290322580645" calcext:value-type="float">
            <text:p>4.11</text:p>
          </table:table-cell>
          <table:table-cell table:formula="of:=AVERAGE([.NA1:.NA62])" office:value-type="float" office:value="4.53225806451613" calcext:value-type="float">
            <text:p>4.53</text:p>
          </table:table-cell>
          <table:table-cell table:formula="of:=AVERAGE([.NB1:.NB62])" office:value-type="float" office:value="4.90322580645161" calcext:value-type="float">
            <text:p>4.9</text:p>
          </table:table-cell>
          <table:table-cell table:formula="of:=AVERAGE([.NC1:.NC62])" office:value-type="float" office:value="4.48387096774194" calcext:value-type="float">
            <text:p>4.48</text:p>
          </table:table-cell>
          <table:table-cell table:formula="of:=AVERAGE([.ND1:.ND62])" office:value-type="float" office:value="4.64516129032258" calcext:value-type="float">
            <text:p>4.65</text:p>
          </table:table-cell>
          <table:table-cell table:formula="of:=AVERAGE([.NE1:.NE62])" office:value-type="float" office:value="5.45161290322581" calcext:value-type="float">
            <text:p>5.45</text:p>
          </table:table-cell>
          <table:table-cell table:formula="of:=AVERAGE([.NF1:.NF62])" office:value-type="float" office:value="4.69354838709677" calcext:value-type="float">
            <text:p>4.69</text:p>
          </table:table-cell>
          <table:table-cell table:formula="of:=AVERAGE([.NG1:.NG62])" office:value-type="float" office:value="5.04838709677419" calcext:value-type="float">
            <text:p>5.05</text:p>
          </table:table-cell>
          <table:table-cell table:formula="of:=AVERAGE([.NH1:.NH62])" office:value-type="float" office:value="4.40322580645161" calcext:value-type="float">
            <text:p>4.4</text:p>
          </table:table-cell>
          <table:table-cell table:formula="of:=AVERAGE([.NI1:.NI62])" office:value-type="float" office:value="4.54838709677419" calcext:value-type="float">
            <text:p>4.55</text:p>
          </table:table-cell>
          <table:table-cell table:formula="of:=AVERAGE([.NJ1:.NJ62])" office:value-type="float" office:value="6.69354838709677" calcext:value-type="float">
            <text:p>6.69</text:p>
          </table:table-cell>
          <table:table-cell table:formula="of:=AVERAGE([.NK1:.NK62])" office:value-type="float" office:value="6.29032258064516" calcext:value-type="float">
            <text:p>6.29</text:p>
          </table:table-cell>
          <table:table-cell table:formula="of:=AVERAGE([.NL1:.NL62])" office:value-type="float" office:value="7.32258064516129" calcext:value-type="float">
            <text:p>7.32</text:p>
          </table:table-cell>
          <table:table-cell table:formula="of:=AVERAGE([.NM1:.NM62])" office:value-type="float" office:value="7.69354838709677" calcext:value-type="float">
            <text:p>7.69</text:p>
          </table:table-cell>
          <table:table-cell table:formula="of:=AVERAGE([.NN1:.NN62])" office:value-type="float" office:value="8.03225806451613" calcext:value-type="float">
            <text:p>8.03</text:p>
          </table:table-cell>
          <table:table-cell table:formula="of:=AVERAGE([.NO1:.NO62])" office:value-type="float" office:value="6.19354838709677" calcext:value-type="float">
            <text:p>6.19</text:p>
          </table:table-cell>
          <table:table-cell table:formula="of:=AVERAGE([.NP1:.NP62])" office:value-type="float" office:value="9.5" calcext:value-type="float">
            <text:p>9.5</text:p>
          </table:table-cell>
          <table:table-cell table:formula="of:=AVERAGE([.NQ1:.NQ62])" office:value-type="float" office:value="9.66129032258065" calcext:value-type="float">
            <text:p>9.66</text:p>
          </table:table-cell>
          <table:table-cell table:formula="of:=AVERAGE([.NR1:.NR62])" office:value-type="float" office:value="8.90322580645161" calcext:value-type="float">
            <text:p>8.9</text:p>
          </table:table-cell>
          <table:table-cell table:formula="of:=AVERAGE([.NS1:.NS62])" office:value-type="float" office:value="7.2258064516129" calcext:value-type="float">
            <text:p>7.23</text:p>
          </table:table-cell>
          <table:table-cell table:formula="of:=AVERAGE([.NT1:.NT62])" office:value-type="float" office:value="11.6612903225806" calcext:value-type="float">
            <text:p>11.66</text:p>
          </table:table-cell>
          <table:table-cell table:formula="of:=AVERAGE([.NU1:.NU62])" office:value-type="float" office:value="12.241935483871" calcext:value-type="float">
            <text:p>12.24</text:p>
          </table:table-cell>
          <table:table-cell table:formula="of:=AVERAGE([.NV1:.NV62])" office:value-type="float" office:value="12.4354838709677" calcext:value-type="float">
            <text:p>12.44</text:p>
          </table:table-cell>
          <table:table-cell table:formula="of:=AVERAGE([.NW1:.NW62])" office:value-type="float" office:value="13.9677419354839" calcext:value-type="float">
            <text:p>13.97</text:p>
          </table:table-cell>
          <table:table-cell table:formula="of:=AVERAGE([.NX1:.NX62])" office:value-type="float" office:value="16.6935483870968" calcext:value-type="float">
            <text:p>16.69</text:p>
          </table:table-cell>
          <table:table-cell table:formula="of:=AVERAGE([.NY1:.NY62])" office:value-type="float" office:value="16.3709677419355" calcext:value-type="float">
            <text:p>16.37</text:p>
          </table:table-cell>
          <table:table-cell table:formula="of:=AVERAGE([.NZ1:.NZ62])" office:value-type="float" office:value="25.258064516129" calcext:value-type="float">
            <text:p>25.26</text:p>
          </table:table-cell>
          <table:table-cell table:formula="of:=AVERAGE([.OA1:.OA62])" office:value-type="float" office:value="21.3064516129032" calcext:value-type="float">
            <text:p>21.31</text:p>
          </table:table-cell>
          <table:table-cell table:formula="of:=AVERAGE([.OB1:.OB62])" office:value-type="float" office:value="26.8225806451613" calcext:value-type="float">
            <text:p>26.82</text:p>
          </table:table-cell>
          <table:table-cell table:formula="of:=AVERAGE([.OC1:.OC62])" office:value-type="float" office:value="34.3064516129032" calcext:value-type="float">
            <text:p>34.31</text:p>
          </table:table-cell>
          <table:table-cell table:formula="of:=AVERAGE([.OD1:.OD62])" office:value-type="float" office:value="45.8387096774194" calcext:value-type="float">
            <text:p>45.84</text:p>
          </table:table-cell>
          <table:table-cell table:formula="of:=AVERAGE([.OE1:.OE62])" office:value-type="float" office:value="73.8870967741936" calcext:value-type="float">
            <text:p>73.89</text:p>
          </table:table-cell>
          <table:table-cell table:formula="of:=AVERAGE([.OF1:.OF62])" office:value-type="float" office:value="158.290322580645" calcext:value-type="float">
            <text:p>158.29</text:p>
          </table:table-cell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22:30:54.3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7S</meta:editing-duration>
    <meta:editing-cycles>7</meta:editing-cycles>
    <meta:generator>LibreOffice/5.0.2.2$Windows_x86 LibreOffice_project/37b43f919e4de5eeaca9b9755ed688758a8251fe</meta:generator>
    <dc:date>2015-10-27T22:31:27.252000000</dc:date>
    <dc:creator>Nikola Jovanović</dc:creator>
    <meta:document-statistic meta:table-count="3" meta:cell-count="3133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6cm" xlink:href=".." xlink:type="simple" chart:class="chart:bar" chart:style-name="ch1">
        <chart:legend chart:legend-position="end" svg:x="14.105cm" svg:y="4.194cm" style:legend-expansion="high" chart:style-name="ch2"/>
        <chart:plot-area chart:style-name="ch3" table:cell-range-address="'Grafik 5'.A60:'Grafik 5'.DD60" svg:x="0.319cm" svg:y="0.179cm" svg:width="13.467cm" svg:height="8.628cm">
          <chartooo:coordinate-region svg:x="0.94cm" svg:y="0.3cm" svg:width="12.846cm" svg:height="7.5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fik 5'.A60:'Grafik 5'.DD60" chart:class="chart:bar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</table:table-row>
          </table:table-header-rows>
          <table:table-rows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87719298245614">
                <text:p>0.087719298245614</text:p>
                <draw:g>
                  <svg:desc>'Grafik 5'.A60:'Grafik 5'.DD60</svg:desc>
                </draw:g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0.087719298245614">
                <text:p>0.087719298245614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40350877192982">
                <text:p>0.140350877192982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228070175438596">
                <text:p>0.22807017543859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0.298245614035088">
                <text:p>0.298245614035088</text:p>
              </table:table-cell>
              <table:table-cell office:value-type="float" office:value="0.298245614035088">
                <text:p>0.29824561403508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508771929824561">
                <text:p>0.50877192982456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403508771929825">
                <text:p>0.403508771929825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78947368421053">
                <text:p>0.578947368421053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0.719298245614035">
                <text:p>0.719298245614035</text:p>
              </table:table-cell>
              <table:table-cell office:value-type="float" office:value="1.01754385964912">
                <text:p>1.01754385964912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859649122807017">
                <text:p>0.85964912280701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.01754385964912">
                <text:p>1.01754385964912</text:p>
              </table:table-cell>
              <table:table-cell office:value-type="float" office:value="1.03508771929825">
                <text:p>1.0350877192982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64912280701754">
                <text:p>0.964912280701754</text:p>
              </table:table-cell>
              <table:table-cell office:value-type="float" office:value="1.01754385964912">
                <text:p>1.01754385964912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19298245614035">
                <text:p>1.19298245614035</text:p>
              </table:table-cell>
              <table:table-cell office:value-type="float" office:value="1.03508771929825">
                <text:p>1.03508771929825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19298245614035">
                <text:p>1.19298245614035</text:p>
              </table:table-cell>
              <table:table-cell office:value-type="float" office:value="1.29824561403509">
                <text:p>1.29824561403509</text:p>
              </table:table-cell>
              <table:table-cell office:value-type="float" office:value="1.29824561403509">
                <text:p>1.29824561403509</text:p>
              </table:table-cell>
              <table:table-cell office:value-type="float" office:value="1.3859649122807">
                <text:p>1.385964912280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1.43859649122807">
                <text:p>1.43859649122807</text:p>
              </table:table-cell>
              <table:table-cell office:value-type="float" office:value="1.52631578947368">
                <text:p>1.52631578947368</text:p>
              </table:table-cell>
              <table:table-cell office:value-type="float" office:value="1.3859649122807">
                <text:p>1.385964912280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7368421052632">
                <text:p>1.47368421052632</text:p>
              </table:table-cell>
              <table:table-cell office:value-type="float" office:value="1.52631578947368">
                <text:p>1.52631578947368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78947368421053">
                <text:p>1.78947368421053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2.03508771929825">
                <text:p>2.0350877192982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12280701754386">
                <text:p>2.12280701754386</text:p>
              </table:table-cell>
              <table:table-cell office:value-type="float" office:value="2.05263157894737">
                <text:p>2.05263157894737</text:p>
              </table:table-cell>
              <table:table-cell office:value-type="float" office:value="1.87719298245614">
                <text:p>1.87719298245614</text:p>
              </table:table-cell>
              <table:table-cell office:value-type="float" office:value="1.82456140350877">
                <text:p>1.82456140350877</text:p>
              </table:table-cell>
              <table:table-cell office:value-type="float" office:value="1.96491228070175">
                <text:p>1.96491228070175</text:p>
              </table:table-cell>
              <table:table-cell office:value-type="float" office:value="2.08771929824561">
                <text:p>2.08771929824561</text:p>
              </table:table-cell>
              <table:table-cell office:value-type="float" office:value="2.43859649122807">
                <text:p>2.43859649122807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7543859649123">
                <text:p>2.17543859649123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50877192982456">
                <text:p>2.50877192982456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3">
                <text:p>3</text:p>
              </table:table-cell>
              <table:table-cell office:value-type="float" office:value="2.85964912280702">
                <text:p>2.85964912280702</text:p>
              </table:table-cell>
              <table:table-cell office:value-type="float" office:value="3.52631578947368">
                <text:p>3.52631578947368</text:p>
              </table:table-cell>
              <table:table-cell office:value-type="float" office:value="3.05263157894737">
                <text:p>3.05263157894737</text:p>
              </table:table-cell>
              <table:table-cell office:value-type="float" office:value="3.28070175438596">
                <text:p>3.28070175438596</text:p>
              </table:table-cell>
              <table:table-cell office:value-type="float" office:value="4.03508771929825">
                <text:p>4.03508771929825</text:p>
              </table:table-cell>
              <table:table-cell office:value-type="float" office:value="4.68421052631579">
                <text:p>4.68421052631579</text:p>
              </table:table-cell>
              <table:table-cell office:value-type="float" office:value="4.6140350877193">
                <text:p>4.6140350877193</text:p>
              </table:table-cell>
              <table:table-cell office:value-type="float" office:value="4.01754385964912">
                <text:p>4.01754385964912</text:p>
              </table:table-cell>
              <table:table-cell office:value-type="float" office:value="5.07017543859649">
                <text:p>5.07017543859649</text:p>
              </table:table-cell>
              <table:table-cell office:value-type="float" office:value="5.54385964912281">
                <text:p>5.54385964912281</text:p>
              </table:table-cell>
              <table:table-cell office:value-type="float" office:value="6.87719298245614">
                <text:p>6.87719298245614</text:p>
              </table:table-cell>
              <table:table-cell office:value-type="float" office:value="6.43859649122807">
                <text:p>6.43859649122807</text:p>
              </table:table-cell>
              <table:table-cell office:value-type="float" office:value="9.3859649122807">
                <text:p>9.3859649122807</text:p>
              </table:table-cell>
              <table:table-cell office:value-type="float" office:value="9.92982456140351">
                <text:p>9.92982456140351</text:p>
              </table:table-cell>
              <table:table-cell office:value-type="float" office:value="16.2105263157895">
                <text:p>16.2105263157895</text:p>
              </table:table-cell>
              <table:table-cell office:value-type="float" office:value="19.5614035087719">
                <text:p>19.5614035087719</text:p>
              </table:table-cell>
              <table:table-cell office:value-type="float" office:value="52.1754385964912">
                <text:p>52.1754385964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'Grafik 6'.A64:'Grafik 6'.OF64" svg:x="0.32cm" svg:y="0.18cm" svg:width="13.467cm" svg:height="8.64cm">
          <chartooo:coordinate-region svg:x="1.127cm" svg:y="0.301cm" svg:width="12.6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fik 6'.A64:'Grafik 6'.OF64" chart:class="chart:bar">
            <chart:data-point chart:repeated="3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Grafik 6'.A64:'Grafik 6'.OF64</svg:desc>
                </draw:g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">
                <text:p>0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">
                <text:p>0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161290322580645">
                <text:p>0.0161290322580645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112903225806452">
                <text:p>0.112903225806452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0483870967741936">
                <text:p>0.048387096774193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806451612903226">
                <text:p>0.0806451612903226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0.145161290322581">
                <text:p>0.14516129032258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112903225806452">
                <text:p>0.112903225806452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41935483870968">
                <text:p>0.241935483870968</text:p>
              </table:table-cell>
              <table:table-cell office:value-type="float" office:value="0.17741935483871">
                <text:p>0.17741935483871</text:p>
              </table:table-cell>
              <table:table-cell office:value-type="float" office:value="0.193548387096774">
                <text:p>0.193548387096774</text:p>
              </table:table-cell>
              <table:table-cell office:value-type="float" office:value="0.225806451612903">
                <text:p>0.22580645161290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306451612903226">
                <text:p>0.306451612903226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306451612903226">
                <text:p>0.306451612903226</text:p>
              </table:table-cell>
              <table:table-cell office:value-type="float" office:value="0.338709677419355">
                <text:p>0.338709677419355</text:p>
              </table:table-cell>
              <table:table-cell office:value-type="float" office:value="0.403225806451613">
                <text:p>0.403225806451613</text:p>
              </table:table-cell>
              <table:table-cell office:value-type="float" office:value="0.306451612903226">
                <text:p>0.306451612903226</text:p>
              </table:table-cell>
              <table:table-cell office:value-type="float" office:value="0.338709677419355">
                <text:p>0.338709677419355</text:p>
              </table:table-cell>
              <table:table-cell office:value-type="float" office:value="0.274193548387097">
                <text:p>0.274193548387097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435483870967742">
                <text:p>0.435483870967742</text:p>
              </table:table-cell>
              <table:table-cell office:value-type="float" office:value="0.338709677419355">
                <text:p>0.338709677419355</text:p>
              </table:table-cell>
              <table:table-cell office:value-type="float" office:value="0.370967741935484">
                <text:p>0.370967741935484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35483870967742">
                <text:p>0.435483870967742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209677419354839">
                <text:p>0.209677419354839</text:p>
              </table:table-cell>
              <table:table-cell office:value-type="float" office:value="0.370967741935484">
                <text:p>0.37096774193548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370967741935484">
                <text:p>0.370967741935484</text:p>
              </table:table-cell>
              <table:table-cell office:value-type="float" office:value="0.467741935483871">
                <text:p>0.467741935483871</text:p>
              </table:table-cell>
              <table:table-cell office:value-type="float" office:value="0.403225806451613">
                <text:p>0.403225806451613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370967741935484">
                <text:p>0.37096774193548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564516129032258">
                <text:p>0.564516129032258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0.661290322580645">
                <text:p>0.661290322580645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564516129032258">
                <text:p>0.56451612903225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564516129032258">
                <text:p>0.564516129032258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725806451612903">
                <text:p>0.725806451612903</text:p>
              </table:table-cell>
              <table:table-cell office:value-type="float" office:value="0.629032258064516">
                <text:p>0.629032258064516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725806451612903">
                <text:p>0.725806451612903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0.725806451612903">
                <text:p>0.725806451612903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758064516129032">
                <text:p>0.758064516129032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790322580645161">
                <text:p>0.79032258064516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790322580645161">
                <text:p>0.790322580645161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0.854838709677419">
                <text:p>0.854838709677419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06451612903226">
                <text:p>0.80645161290322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90322580645161">
                <text:p>0.790322580645161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1">
                <text:p>1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54838709677419">
                <text:p>0.854838709677419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1.08064516129032">
                <text:p>1.08064516129032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1.06451612903226">
                <text:p>1.06451612903226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1.14516129032258">
                <text:p>1.14516129032258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1">
                <text:p>1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1.11290322580645">
                <text:p>1.11290322580645</text:p>
              </table:table-cell>
              <table:table-cell office:value-type="float" office:value="1.09677419354839">
                <text:p>1.09677419354839</text:p>
              </table:table-cell>
              <table:table-cell office:value-type="float" office:value="1.11290322580645">
                <text:p>1.11290322580645</text:p>
              </table:table-cell>
              <table:table-cell office:value-type="float" office:value="1.04838709677419">
                <text:p>1.04838709677419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1.01612903225806">
                <text:p>1.01612903225806</text:p>
              </table:table-cell>
              <table:table-cell office:value-type="float" office:value="1.17741935483871">
                <text:p>1.17741935483871</text:p>
              </table:table-cell>
              <table:table-cell office:value-type="float" office:value="1.14516129032258">
                <text:p>1.14516129032258</text:p>
              </table:table-cell>
              <table:table-cell office:value-type="float" office:value="1.17741935483871">
                <text:p>1.17741935483871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1.11290322580645">
                <text:p>1.11290322580645</text:p>
              </table:table-cell>
              <table:table-cell office:value-type="float" office:value="1.17741935483871">
                <text:p>1.17741935483871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1.19354838709677">
                <text:p>1.19354838709677</text:p>
              </table:table-cell>
              <table:table-cell office:value-type="float" office:value="1.12903225806452">
                <text:p>1.12903225806452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1.2258064516129">
                <text:p>1.2258064516129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1.17741935483871">
                <text:p>1.17741935483871</text:p>
              </table:table-cell>
              <table:table-cell office:value-type="float" office:value="1.25806451612903">
                <text:p>1.25806451612903</text:p>
              </table:table-cell>
              <table:table-cell office:value-type="float" office:value="1.30645161290323">
                <text:p>1.30645161290323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20967741935484">
                <text:p>1.20967741935484</text:p>
              </table:table-cell>
              <table:table-cell office:value-type="float" office:value="1.30645161290323">
                <text:p>1.30645161290323</text:p>
              </table:table-cell>
              <table:table-cell office:value-type="float" office:value="1.56451612903226">
                <text:p>1.56451612903226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.24193548387097">
                <text:p>1.24193548387097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1.62903225806452">
                <text:p>1.62903225806452</text:p>
              </table:table-cell>
              <table:table-cell office:value-type="float" office:value="1.37096774193548">
                <text:p>1.37096774193548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.51612903225806">
                <text:p>1.51612903225806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41935483870968">
                <text:p>1.41935483870968</text:p>
              </table:table-cell>
              <table:table-cell office:value-type="float" office:value="1.59677419354839">
                <text:p>1.59677419354839</text:p>
              </table:table-cell>
              <table:table-cell office:value-type="float" office:value="1.69354838709677">
                <text:p>1.69354838709677</text:p>
              </table:table-cell>
              <table:table-cell office:value-type="float" office:value="1.56451612903226">
                <text:p>1.56451612903226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.56451612903226">
                <text:p>1.56451612903226</text:p>
              </table:table-cell>
              <table:table-cell office:value-type="float" office:value="1.67741935483871">
                <text:p>1.67741935483871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75806451612903">
                <text:p>1.75806451612903</text:p>
              </table:table-cell>
              <table:table-cell office:value-type="float" office:value="1.59677419354839">
                <text:p>1.59677419354839</text:p>
              </table:table-cell>
              <table:table-cell office:value-type="float" office:value="1.48387096774194">
                <text:p>1.48387096774194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75806451612903">
                <text:p>1.75806451612903</text:p>
              </table:table-cell>
              <table:table-cell office:value-type="float" office:value="1.70967741935484">
                <text:p>1.70967741935484</text:p>
              </table:table-cell>
              <table:table-cell office:value-type="float" office:value="1.51612903225806">
                <text:p>1.51612903225806</text:p>
              </table:table-cell>
              <table:table-cell office:value-type="float" office:value="1.62903225806452">
                <text:p>1.62903225806452</text:p>
              </table:table-cell>
              <table:table-cell office:value-type="float" office:value="1.64516129032258">
                <text:p>1.64516129032258</text:p>
              </table:table-cell>
              <table:table-cell office:value-type="float" office:value="1.85483870967742">
                <text:p>1.85483870967742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1.66129032258065">
                <text:p>1.66129032258065</text:p>
              </table:table-cell>
              <table:table-cell office:value-type="float" office:value="1.67741935483871">
                <text:p>1.67741935483871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1.75806451612903">
                <text:p>1.75806451612903</text:p>
              </table:table-cell>
              <table:table-cell office:value-type="float" office:value="1.75806451612903">
                <text:p>1.7580645161290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82258064516129">
                <text:p>1.82258064516129</text:p>
              </table:table-cell>
              <table:table-cell office:value-type="float" office:value="1.69354838709677">
                <text:p>1.69354838709677</text:p>
              </table:table-cell>
              <table:table-cell office:value-type="float" office:value="1.88709677419355">
                <text:p>1.88709677419355</text:p>
              </table:table-cell>
              <table:table-cell office:value-type="float" office:value="1.82258064516129">
                <text:p>1.82258064516129</text:p>
              </table:table-cell>
              <table:table-cell office:value-type="float" office:value="1.75806451612903">
                <text:p>1.75806451612903</text:p>
              </table:table-cell>
              <table:table-cell office:value-type="float" office:value="1.85483870967742">
                <text:p>1.85483870967742</text:p>
              </table:table-cell>
              <table:table-cell office:value-type="float" office:value="1.90322580645161">
                <text:p>1.90322580645161</text:p>
              </table:table-cell>
              <table:table-cell office:value-type="float" office:value="1.70967741935484">
                <text:p>1.70967741935484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2.08064516129032">
                <text:p>2.08064516129032</text:p>
              </table:table-cell>
              <table:table-cell office:value-type="float" office:value="1.88709677419355">
                <text:p>1.88709677419355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1.95161290322581">
                <text:p>1.95161290322581</text:p>
              </table:table-cell>
              <table:table-cell office:value-type="float" office:value="1.74193548387097">
                <text:p>1.74193548387097</text:p>
              </table:table-cell>
              <table:table-cell office:value-type="float" office:value="1.79032258064516">
                <text:p>1.79032258064516</text:p>
              </table:table-cell>
              <table:table-cell office:value-type="float" office:value="1.82258064516129">
                <text:p>1.82258064516129</text:p>
              </table:table-cell>
              <table:table-cell office:value-type="float" office:value="2.04838709677419">
                <text:p>2.04838709677419</text:p>
              </table:table-cell>
              <table:table-cell office:value-type="float" office:value="1.90322580645161">
                <text:p>1.90322580645161</text:p>
              </table:table-cell>
              <table:table-cell office:value-type="float" office:value="1.93548387096774">
                <text:p>1.93548387096774</text:p>
              </table:table-cell>
              <table:table-cell office:value-type="float" office:value="1.91935483870968">
                <text:p>1.91935483870968</text:p>
              </table:table-cell>
              <table:table-cell office:value-type="float" office:value="2.08064516129032">
                <text:p>2.08064516129032</text:p>
              </table:table-cell>
              <table:table-cell office:value-type="float" office:value="2.09677419354839">
                <text:p>2.09677419354839</text:p>
              </table:table-cell>
              <table:table-cell office:value-type="float" office:value="1.95161290322581">
                <text:p>1.95161290322581</text:p>
              </table:table-cell>
              <table:table-cell office:value-type="float" office:value="2.14516129032258">
                <text:p>2.14516129032258</text:p>
              </table:table-cell>
              <table:table-cell office:value-type="float" office:value="2.01612903225806">
                <text:p>2.01612903225806</text:p>
              </table:table-cell>
              <table:table-cell office:value-type="float" office:value="2.09677419354839">
                <text:p>2.09677419354839</text:p>
              </table:table-cell>
              <table:table-cell office:value-type="float" office:value="1.91935483870968">
                <text:p>1.91935483870968</text:p>
              </table:table-cell>
              <table:table-cell office:value-type="float" office:value="1.91935483870968">
                <text:p>1.91935483870968</text:p>
              </table:table-cell>
              <table:table-cell office:value-type="float" office:value="2.19354838709677">
                <text:p>2.1935483870967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6774193548387">
                <text:p>1.96774193548387</text:p>
              </table:table-cell>
              <table:table-cell office:value-type="float" office:value="2.08064516129032">
                <text:p>2.08064516129032</text:p>
              </table:table-cell>
              <table:table-cell office:value-type="float" office:value="2.16129032258064">
                <text:p>2.16129032258064</text:p>
              </table:table-cell>
              <table:table-cell office:value-type="float" office:value="2.09677419354839">
                <text:p>2.09677419354839</text:p>
              </table:table-cell>
              <table:table-cell office:value-type="float" office:value="2.17741935483871">
                <text:p>2.17741935483871</text:p>
              </table:table-cell>
              <table:table-cell office:value-type="float" office:value="2.08064516129032">
                <text:p>2.08064516129032</text:p>
              </table:table-cell>
              <table:table-cell office:value-type="float" office:value="1.88709677419355">
                <text:p>1.88709677419355</text:p>
              </table:table-cell>
              <table:table-cell office:value-type="float" office:value="2.48387096774194">
                <text:p>2.48387096774194</text:p>
              </table:table-cell>
              <table:table-cell office:value-type="float" office:value="2.01612903225806">
                <text:p>2.01612903225806</text:p>
              </table:table-cell>
              <table:table-cell office:value-type="float" office:value="2.25806451612903">
                <text:p>2.25806451612903</text:p>
              </table:table-cell>
              <table:table-cell office:value-type="float" office:value="2.32258064516129">
                <text:p>2.32258064516129</text:p>
              </table:table-cell>
              <table:table-cell office:value-type="float" office:value="2.04838709677419">
                <text:p>2.04838709677419</text:p>
              </table:table-cell>
              <table:table-cell office:value-type="float" office:value="2.20967741935484">
                <text:p>2.20967741935484</text:p>
              </table:table-cell>
              <table:table-cell office:value-type="float" office:value="2.30645161290323">
                <text:p>2.30645161290323</text:p>
              </table:table-cell>
              <table:table-cell office:value-type="float" office:value="2.32258064516129">
                <text:p>2.32258064516129</text:p>
              </table:table-cell>
              <table:table-cell office:value-type="float" office:value="2.09677419354839">
                <text:p>2.09677419354839</text:p>
              </table:table-cell>
              <table:table-cell office:value-type="float" office:value="2.14516129032258">
                <text:p>2.14516129032258</text:p>
              </table:table-cell>
              <table:table-cell office:value-type="float" office:value="2.19354838709677">
                <text:p>2.19354838709677</text:p>
              </table:table-cell>
              <table:table-cell office:value-type="float" office:value="2.11290322580645">
                <text:p>2.11290322580645</text:p>
              </table:table-cell>
              <table:table-cell office:value-type="float" office:value="2.14516129032258">
                <text:p>2.14516129032258</text:p>
              </table:table-cell>
              <table:table-cell office:value-type="float" office:value="2.38709677419355">
                <text:p>2.38709677419355</text:p>
              </table:table-cell>
              <table:table-cell office:value-type="float" office:value="2.29032258064516">
                <text:p>2.29032258064516</text:p>
              </table:table-cell>
              <table:table-cell office:value-type="float" office:value="2.17741935483871">
                <text:p>2.17741935483871</text:p>
              </table:table-cell>
              <table:table-cell office:value-type="float" office:value="2.48387096774194">
                <text:p>2.48387096774194</text:p>
              </table:table-cell>
              <table:table-cell office:value-type="float" office:value="2.19354838709677">
                <text:p>2.19354838709677</text:p>
              </table:table-cell>
              <table:table-cell office:value-type="float" office:value="2.48387096774194">
                <text:p>2.48387096774194</text:p>
              </table:table-cell>
              <table:table-cell office:value-type="float" office:value="2.48387096774194">
                <text:p>2.48387096774194</text:p>
              </table:table-cell>
              <table:table-cell office:value-type="float" office:value="2.82258064516129">
                <text:p>2.82258064516129</text:p>
              </table:table-cell>
              <table:table-cell office:value-type="float" office:value="2.37096774193548">
                <text:p>2.37096774193548</text:p>
              </table:table-cell>
              <table:table-cell office:value-type="float" office:value="2.62903225806452">
                <text:p>2.62903225806452</text:p>
              </table:table-cell>
              <table:table-cell office:value-type="float" office:value="2.33870967741935">
                <text:p>2.33870967741935</text:p>
              </table:table-cell>
              <table:table-cell office:value-type="float" office:value="2.51612903225806">
                <text:p>2.51612903225806</text:p>
              </table:table-cell>
              <table:table-cell office:value-type="float" office:value="2.79032258064516">
                <text:p>2.79032258064516</text:p>
              </table:table-cell>
              <table:table-cell office:value-type="float" office:value="3.24193548387097">
                <text:p>3.24193548387097</text:p>
              </table:table-cell>
              <table:table-cell office:value-type="float" office:value="3.37096774193548">
                <text:p>3.37096774193548</text:p>
              </table:table-cell>
              <table:table-cell office:value-type="float" office:value="3.11290322580645">
                <text:p>3.11290322580645</text:p>
              </table:table-cell>
              <table:table-cell office:value-type="float" office:value="2.74193548387097">
                <text:p>2.74193548387097</text:p>
              </table:table-cell>
              <table:table-cell office:value-type="float" office:value="3.30645161290323">
                <text:p>3.30645161290323</text:p>
              </table:table-cell>
              <table:table-cell office:value-type="float" office:value="2.98387096774194">
                <text:p>2.98387096774194</text:p>
              </table:table-cell>
              <table:table-cell office:value-type="float" office:value="3.48387096774194">
                <text:p>3.48387096774194</text:p>
              </table:table-cell>
              <table:table-cell office:value-type="float" office:value="2.80645161290323">
                <text:p>2.80645161290323</text:p>
              </table:table-cell>
              <table:table-cell office:value-type="float" office:value="3.30645161290323">
                <text:p>3.30645161290323</text:p>
              </table:table-cell>
              <table:table-cell office:value-type="float" office:value="3.04838709677419">
                <text:p>3.04838709677419</text:p>
              </table:table-cell>
              <table:table-cell office:value-type="float" office:value="3.88709677419355">
                <text:p>3.88709677419355</text:p>
              </table:table-cell>
              <table:table-cell office:value-type="float" office:value="3.25806451612903">
                <text:p>3.25806451612903</text:p>
              </table:table-cell>
              <table:table-cell office:value-type="float" office:value="2.95161290322581">
                <text:p>2.95161290322581</text:p>
              </table:table-cell>
              <table:table-cell office:value-type="float" office:value="3.56451612903226">
                <text:p>3.56451612903226</text:p>
              </table:table-cell>
              <table:table-cell office:value-type="float" office:value="3.17741935483871">
                <text:p>3.17741935483871</text:p>
              </table:table-cell>
              <table:table-cell office:value-type="float" office:value="3.24193548387097">
                <text:p>3.24193548387097</text:p>
              </table:table-cell>
              <table:table-cell office:value-type="float" office:value="3.5">
                <text:p>3.5</text:p>
              </table:table-cell>
              <table:table-cell office:value-type="float" office:value="3.35483870967742">
                <text:p>3.35483870967742</text:p>
              </table:table-cell>
              <table:table-cell office:value-type="float" office:value="4.14516129032258">
                <text:p>4.14516129032258</text:p>
              </table:table-cell>
              <table:table-cell office:value-type="float" office:value="3.74193548387097">
                <text:p>3.74193548387097</text:p>
              </table:table-cell>
              <table:table-cell office:value-type="float" office:value="4.59677419354839">
                <text:p>4.59677419354839</text:p>
              </table:table-cell>
              <table:table-cell office:value-type="float" office:value="4.35483870967742">
                <text:p>4.35483870967742</text:p>
              </table:table-cell>
              <table:table-cell office:value-type="float" office:value="4.11290322580645">
                <text:p>4.11290322580645</text:p>
              </table:table-cell>
              <table:table-cell office:value-type="float" office:value="4.53225806451613">
                <text:p>4.53225806451613</text:p>
              </table:table-cell>
              <table:table-cell office:value-type="float" office:value="4.90322580645161">
                <text:p>4.90322580645161</text:p>
              </table:table-cell>
              <table:table-cell office:value-type="float" office:value="4.48387096774194">
                <text:p>4.48387096774194</text:p>
              </table:table-cell>
              <table:table-cell office:value-type="float" office:value="4.64516129032258">
                <text:p>4.64516129032258</text:p>
              </table:table-cell>
              <table:table-cell office:value-type="float" office:value="5.45161290322581">
                <text:p>5.45161290322581</text:p>
              </table:table-cell>
              <table:table-cell office:value-type="float" office:value="4.69354838709677">
                <text:p>4.69354838709677</text:p>
              </table:table-cell>
              <table:table-cell office:value-type="float" office:value="5.04838709677419">
                <text:p>5.04838709677419</text:p>
              </table:table-cell>
              <table:table-cell office:value-type="float" office:value="4.40322580645161">
                <text:p>4.40322580645161</text:p>
              </table:table-cell>
              <table:table-cell office:value-type="float" office:value="4.54838709677419">
                <text:p>4.54838709677419</text:p>
              </table:table-cell>
              <table:table-cell office:value-type="float" office:value="6.69354838709677">
                <text:p>6.69354838709677</text:p>
              </table:table-cell>
              <table:table-cell office:value-type="float" office:value="6.29032258064516">
                <text:p>6.29032258064516</text:p>
              </table:table-cell>
              <table:table-cell office:value-type="float" office:value="7.32258064516129">
                <text:p>7.32258064516129</text:p>
              </table:table-cell>
              <table:table-cell office:value-type="float" office:value="7.69354838709677">
                <text:p>7.69354838709677</text:p>
              </table:table-cell>
              <table:table-cell office:value-type="float" office:value="8.03225806451613">
                <text:p>8.03225806451613</text:p>
              </table:table-cell>
              <table:table-cell office:value-type="float" office:value="6.19354838709677">
                <text:p>6.19354838709677</text:p>
              </table:table-cell>
              <table:table-cell office:value-type="float" office:value="9.5">
                <text:p>9.5</text:p>
              </table:table-cell>
              <table:table-cell office:value-type="float" office:value="9.66129032258065">
                <text:p>9.66129032258065</text:p>
              </table:table-cell>
              <table:table-cell office:value-type="float" office:value="8.90322580645161">
                <text:p>8.90322580645161</text:p>
              </table:table-cell>
              <table:table-cell office:value-type="float" office:value="7.2258064516129">
                <text:p>7.2258064516129</text:p>
              </table:table-cell>
              <table:table-cell office:value-type="float" office:value="11.6612903225806">
                <text:p>11.6612903225806</text:p>
              </table:table-cell>
              <table:table-cell office:value-type="float" office:value="12.241935483871">
                <text:p>12.241935483871</text:p>
              </table:table-cell>
              <table:table-cell office:value-type="float" office:value="12.4354838709677">
                <text:p>12.4354838709677</text:p>
              </table:table-cell>
              <table:table-cell office:value-type="float" office:value="13.9677419354839">
                <text:p>13.9677419354839</text:p>
              </table:table-cell>
              <table:table-cell office:value-type="float" office:value="16.6935483870968">
                <text:p>16.6935483870968</text:p>
              </table:table-cell>
              <table:table-cell office:value-type="float" office:value="16.3709677419355">
                <text:p>16.3709677419355</text:p>
              </table:table-cell>
              <table:table-cell office:value-type="float" office:value="25.258064516129">
                <text:p>25.258064516129</text:p>
              </table:table-cell>
              <table:table-cell office:value-type="float" office:value="21.3064516129032">
                <text:p>21.3064516129032</text:p>
              </table:table-cell>
              <table:table-cell office:value-type="float" office:value="26.8225806451613">
                <text:p>26.8225806451613</text:p>
              </table:table-cell>
              <table:table-cell office:value-type="float" office:value="34.3064516129032">
                <text:p>34.3064516129032</text:p>
              </table:table-cell>
              <table:table-cell office:value-type="float" office:value="45.8387096774194">
                <text:p>45.8387096774194</text:p>
              </table:table-cell>
              <table:table-cell office:value-type="float" office:value="73.8870967741936">
                <text:p>73.8870967741936</text:p>
              </table:table-cell>
              <table:table-cell office:value-type="float" office:value="158.290322580645">
                <text:p>158.290322580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